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A4A329F0.svm" manifest:media-type=""/>
  <manifest:file-entry manifest:full-path="Pictures/2000000900001792000015B5E016BB78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f637fc" officeooo:paragraph-rsid="00f637fc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2389b5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1273d1c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12169a8" officeooo:paragraph-rsid="01b8b6e7" style:font-size-asian="12pt" style:font-size-complex="12pt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ed1f4e" style:font-size-asian="12pt" style:font-size-complex="12pt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031b9d4" style:font-weight-asian="bold" style:font-weight-complex="bold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e9e19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4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4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43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0f0d8fa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46" style:family="paragraph" style:parent-style-name="Standard" style:master-page-name="">
      <style:paragraph-properties fo:margin-left="0.10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47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48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49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50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officeooo:paragraph-rsid="020d468e"/>
    </style:style>
    <style:style style:name="P151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style:font-size-asian="18pt" style:font-size-complex="18pt"/>
    </style:style>
    <style:style style:name="P15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5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55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</style:style>
    <style:style style:name="P156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57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58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language="ru" fo:country="RU" officeooo:rsid="00018ec4" officeooo:paragraph-rsid="01c23df0"/>
    </style:style>
    <style:style style:name="P159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16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2398d9c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6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6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64" style:family="paragraph" style:parent-style-name="Standard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65" style:family="paragraph" style:parent-style-name="Standard" style:master-page-name="">
      <style:paragraph-properties fo:margin-left="0.079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66" style:family="paragraph" style:parent-style-name="Standard">
      <style:paragraph-properties fo:margin-left="0.079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67" style:family="paragraph" style:parent-style-name="Standard" style:list-style-name="L1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e22f60" style:font-size-asian="12pt" style:font-size-complex="12pt"/>
    </style:style>
    <style:style style:name="P168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f3e3f1" style:font-size-asian="12pt" style:font-size-complex="12pt"/>
    </style:style>
    <style:style style:name="P169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123c30b" officeooo:paragraph-rsid="0123c30b" style:font-size-asian="12pt" style:font-size-complex="12pt"/>
    </style:style>
    <style:style style:name="P170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71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72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73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74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75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176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493f6b"/>
    </style:style>
    <style:style style:name="P1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47f56c"/>
    </style:style>
    <style:style style:name="P1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541d7c"/>
    </style:style>
    <style:style style:name="P181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8b16a" officeooo:paragraph-rsid="0198b16a"/>
    </style:style>
    <style:style style:name="P182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a1216"/>
    </style:style>
    <style:style style:name="P183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df128"/>
    </style:style>
    <style:style style:name="P184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b98ad" officeooo:paragraph-rsid="019b98ad"/>
    </style:style>
    <style:style style:name="P185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86" style:family="paragraph" style:parent-style-name="Standard" style:list-style-name="L5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187" style:family="paragraph" style:parent-style-name="Standard" style:list-style-name="L6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188" style:family="paragraph" style:parent-style-name="Standard" style:list-style-name="L8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189" style:family="paragraph" style:parent-style-name="Standard" style:list-style-name="L7" style:master-page-name="">
      <style:paragraph-properties fo:margin-left="0.82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0f3e3f1"/>
    </style:style>
    <style:style style:name="T12" style:family="text">
      <style:text-properties fo:language="en" fo:country="US" officeooo:rsid="00e07902"/>
    </style:style>
    <style:style style:name="T13" style:family="text">
      <style:text-properties fo:language="en" fo:country="US" officeooo:rsid="00e22f60"/>
    </style:style>
    <style:style style:name="T14" style:family="text">
      <style:text-properties fo:language="en" fo:country="US" officeooo:rsid="00f4a888"/>
    </style:style>
    <style:style style:name="T15" style:family="text">
      <style:text-properties fo:language="en" fo:country="US" officeooo:rsid="011d5a72"/>
    </style:style>
    <style:style style:name="T16" style:family="text">
      <style:text-properties fo:language="en" fo:country="US" officeooo:rsid="011dc76d"/>
    </style:style>
    <style:style style:name="T17" style:family="text">
      <style:text-properties fo:language="en" fo:country="US" officeooo:rsid="011fc23e"/>
    </style:style>
    <style:style style:name="T18" style:family="text">
      <style:text-properties fo:language="en" fo:country="US" officeooo:rsid="01226786"/>
    </style:style>
    <style:style style:name="T19" style:family="text">
      <style:text-properties fo:language="en" fo:country="US" officeooo:rsid="01241f92"/>
    </style:style>
    <style:style style:name="T20" style:family="text">
      <style:text-properties fo:language="en" fo:country="US" officeooo:rsid="01b8b6e7"/>
    </style:style>
    <style:style style:name="T21" style:family="text">
      <style:text-properties fo:language="en" fo:country="US" officeooo:rsid="01b9a105"/>
    </style:style>
    <style:style style:name="T22" style:family="text">
      <style:text-properties fo:language="en" fo:country="US" officeooo:rsid="01bb9a53"/>
    </style:style>
    <style:style style:name="T23" style:family="text">
      <style:text-properties fo:language="en" fo:country="US" officeooo:rsid="02236487"/>
    </style:style>
    <style:style style:name="T24" style:family="text">
      <style:text-properties fo:language="en" fo:country="US" fo:font-style="italic" officeooo:rsid="0224fb93" style:font-style-asian="italic" style:font-style-complex="italic"/>
    </style:style>
    <style:style style:name="T25" style:family="text">
      <style:text-properties fo:language="en" fo:country="US" fo:font-style="italic" officeooo:rsid="02275c1b" style:font-style-asian="italic" style:font-style-complex="italic"/>
    </style:style>
    <style:style style:name="T26" style:family="text">
      <style:text-properties fo:language="en" fo:country="US" officeooo:rsid="0224fb93"/>
    </style:style>
    <style:style style:name="T27" style:family="text">
      <style:text-properties fo:language="en" fo:country="US" officeooo:rsid="022b750d"/>
    </style:style>
    <style:style style:name="T28" style:family="text">
      <style:text-properties fo:language="en" fo:country="US" officeooo:rsid="023b9ba6"/>
    </style:style>
    <style:style style:name="T29" style:family="text">
      <style:text-properties fo:language="en" fo:country="US" officeooo:rsid="023b9fe5"/>
    </style:style>
    <style:style style:name="T30" style:family="text">
      <style:text-properties fo:language="en" fo:country="US" officeooo:rsid="023cb6ff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1b765e"/>
    </style:style>
    <style:style style:name="T33" style:family="text">
      <style:text-properties fo:language="ru" fo:country="RU" fo:font-weight="bold" style:font-weight-asian="bold" style:font-weight-complex="bold"/>
    </style:style>
    <style:style style:name="T34" style:family="text">
      <style:text-properties fo:language="ru" fo:country="RU" fo:font-weight="bold" officeooo:rsid="00f7ad68" style:font-weight-asian="bold" style:font-weight-complex="bold"/>
    </style:style>
    <style:style style:name="T35" style:family="text">
      <style:text-properties fo:language="ru" fo:country="RU" fo:font-weight="bold" officeooo:rsid="00daa8b5" style:font-weight-asian="bold" style:font-weight-complex="bold"/>
    </style:style>
    <style:style style:name="T36" style:family="text">
      <style:text-properties fo:language="ru" fo:country="RU" officeooo:rsid="00e22f60"/>
    </style:style>
    <style:style style:name="T37" style:family="text">
      <style:text-properties fo:language="ru" fo:country="RU" officeooo:rsid="00e07902"/>
    </style:style>
    <style:style style:name="T38" style:family="text">
      <style:text-properties fo:language="ru" fo:country="RU" officeooo:rsid="00f99873"/>
    </style:style>
    <style:style style:name="T39" style:family="text">
      <style:text-properties fo:language="ru" fo:country="RU" officeooo:rsid="014851b9"/>
    </style:style>
    <style:style style:name="T40" style:family="text">
      <style:text-properties fo:language="ru" fo:country="RU" officeooo:rsid="02236487"/>
    </style:style>
    <style:style style:name="T41" style:family="text">
      <style:text-properties fo:language="ru" fo:country="RU" officeooo:rsid="022b750d"/>
    </style:style>
    <style:style style:name="T42" style:family="text">
      <style:text-properties fo:language="ru" fo:country="RU" officeooo:rsid="022c0c5e"/>
    </style:style>
    <style:style style:name="T43" style:family="text">
      <style:text-properties officeooo:rsid="00172148"/>
    </style:style>
    <style:style style:name="T44" style:family="text">
      <style:text-properties officeooo:rsid="001a760f"/>
    </style:style>
    <style:style style:name="T45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46" style:family="text">
      <style:text-properties fo:color="#00cc00" fo:font-size="12pt" officeooo:rsid="003d3901" style:font-size-asian="12pt" style:font-size-complex="12pt"/>
    </style:style>
    <style:style style:name="T47" style:family="text">
      <style:text-properties officeooo:rsid="0066550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66550c" style:font-weight-asian="bold" style:font-weight-complex="bold"/>
    </style:style>
    <style:style style:name="T50" style:family="text">
      <style:text-properties fo:font-weight="bold" officeooo:rsid="00878411" style:font-weight-asian="bold" style:font-weight-complex="bold"/>
    </style:style>
    <style:style style:name="T51" style:family="text">
      <style:text-properties fo:font-weight="bold" officeooo:rsid="00ac5342" style:font-weight-asian="bold" style:font-weight-complex="bold"/>
    </style:style>
    <style:style style:name="T52" style:family="text">
      <style:text-properties fo:font-weight="bold" officeooo:rsid="00ad85bf" style:font-weight-asian="bold" style:font-weight-complex="bold"/>
    </style:style>
    <style:style style:name="T53" style:family="text">
      <style:text-properties fo:font-weight="bold" officeooo:rsid="00ae74d4" style:font-weight-asian="bold" style:font-weight-complex="bold"/>
    </style:style>
    <style:style style:name="T54" style:family="text">
      <style:text-properties fo:font-weight="bold" officeooo:rsid="024a895b" style:font-weight-asian="bold" style:font-weight-complex="bold"/>
    </style:style>
    <style:style style:name="T55" style:family="text">
      <style:text-properties fo:font-weight="bold" officeooo:rsid="0247f56c" style:font-weight-asian="bold" style:font-weight-complex="bold"/>
    </style:style>
    <style:style style:name="T56" style:family="text">
      <style:text-properties fo:font-weight="bold" officeooo:rsid="024ca784" style:font-weight-asian="bold" style:font-weight-complex="bold"/>
    </style:style>
    <style:style style:name="T57" style:family="text">
      <style:text-properties fo:font-weight="bold" officeooo:rsid="024d8a4b" style:font-weight-asian="bold" style:font-weight-complex="bold"/>
    </style:style>
    <style:style style:name="T58" style:family="text">
      <style:text-properties fo:font-weight="bold" officeooo:rsid="024ed5a3" style:font-weight-asian="bold" style:font-weight-complex="bold"/>
    </style:style>
    <style:style style:name="T59" style:family="text">
      <style:text-properties fo:font-weight="bold" officeooo:rsid="02507545" style:font-weight-asian="bold" style:font-weight-complex="bold"/>
    </style:style>
    <style:style style:name="T60" style:family="text">
      <style:text-properties officeooo:rsid="00b2cfc8"/>
    </style:style>
    <style:style style:name="T61" style:family="text">
      <style:text-properties officeooo:rsid="00cc73d3"/>
    </style:style>
    <style:style style:name="T62" style:family="text">
      <style:text-properties officeooo:rsid="00e89e27"/>
    </style:style>
    <style:style style:name="T63" style:family="text">
      <style:text-properties officeooo:rsid="00f99873"/>
    </style:style>
    <style:style style:name="T64" style:family="text">
      <style:text-properties officeooo:rsid="011fc23e"/>
    </style:style>
    <style:style style:name="T65" style:family="text">
      <style:text-properties officeooo:rsid="00e22f60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1273d1c" style:font-weight-asian="normal" style:font-weight-complex="normal"/>
    </style:style>
    <style:style style:name="T68" style:family="text">
      <style:text-properties fo:font-weight="normal" officeooo:rsid="01276c86" style:font-weight-asian="normal" style:font-weight-complex="normal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size="12pt" officeooo:rsid="00276561" style:font-size-asian="12pt" style:font-size-complex="12pt"/>
    </style:style>
    <style:style style:name="T71" style:family="text">
      <style:text-properties fo:font-size="12pt" officeooo:rsid="001281d3" style:font-size-asian="12pt" style:font-size-complex="12pt"/>
    </style:style>
    <style:style style:name="T72" style:family="text">
      <style:text-properties fo:font-size="12pt" officeooo:rsid="00139ce1" style:font-size-asian="12pt" style:font-size-complex="12pt"/>
    </style:style>
    <style:style style:name="T73" style:family="text">
      <style:text-properties fo:font-size="12pt" officeooo:rsid="00190ee8" style:font-size-asian="12pt" style:font-size-complex="12pt"/>
    </style:style>
    <style:style style:name="T74" style:family="text">
      <style:text-properties fo:font-size="12pt" officeooo:rsid="0014d7b6" style:font-size-asian="12pt" style:font-size-complex="12pt"/>
    </style:style>
    <style:style style:name="T75" style:family="text">
      <style:text-properties fo:font-size="12pt" officeooo:rsid="001ee40c" style:font-size-asian="12pt" style:font-size-complex="12pt"/>
    </style:style>
    <style:style style:name="T76" style:family="text">
      <style:text-properties fo:font-size="12pt" officeooo:rsid="001f84a0" style:font-size-asian="12pt" style:font-size-complex="12pt"/>
    </style:style>
    <style:style style:name="T77" style:family="text">
      <style:text-properties fo:font-size="12pt" officeooo:rsid="000c67bb" style:font-size-asian="12pt" style:font-size-complex="12pt"/>
    </style:style>
    <style:style style:name="T78" style:family="text">
      <style:text-properties fo:font-size="12pt" officeooo:rsid="002a02f0" style:font-size-asian="12pt" style:font-size-complex="12pt"/>
    </style:style>
    <style:style style:name="T79" style:family="text">
      <style:text-properties fo:font-size="12pt" officeooo:rsid="002abe3d" style:font-size-asian="12pt" style:font-size-complex="12pt"/>
    </style:style>
    <style:style style:name="T80" style:family="text">
      <style:text-properties fo:font-size="12pt" officeooo:rsid="002c967c" style:font-size-asian="12pt" style:font-size-complex="12pt"/>
    </style:style>
    <style:style style:name="T81" style:family="text">
      <style:text-properties fo:font-size="12pt" officeooo:rsid="0034ec5b" style:font-size-asian="12pt" style:font-size-complex="12pt"/>
    </style:style>
    <style:style style:name="T82" style:family="text">
      <style:text-properties fo:font-size="12pt" officeooo:rsid="002dc178" style:font-size-asian="12pt" style:font-size-complex="12pt"/>
    </style:style>
    <style:style style:name="T83" style:family="text">
      <style:text-properties fo:font-size="12pt" officeooo:rsid="0044d409" style:font-size-asian="12pt" style:font-size-complex="12pt"/>
    </style:style>
    <style:style style:name="T84" style:family="text">
      <style:text-properties fo:font-size="12pt" officeooo:rsid="00476700" style:font-size-asian="12pt" style:font-size-complex="12pt"/>
    </style:style>
    <style:style style:name="T85" style:family="text">
      <style:text-properties fo:font-size="12pt" officeooo:rsid="00484952" style:font-size-asian="12pt" style:font-size-complex="12pt"/>
    </style:style>
    <style:style style:name="T86" style:family="text">
      <style:text-properties fo:font-size="12pt" officeooo:rsid="008fc41e" style:font-size-asian="12pt" style:font-size-complex="12pt"/>
    </style:style>
    <style:style style:name="T87" style:family="text">
      <style:text-properties fo:font-size="12pt" officeooo:rsid="00a0a3b4" style:font-size-asian="12pt" style:font-size-complex="12pt"/>
    </style:style>
    <style:style style:name="T88" style:family="text">
      <style:text-properties fo:font-size="12pt" officeooo:rsid="009d1841" style:font-size-asian="12pt" style:font-size-complex="12pt"/>
    </style:style>
    <style:style style:name="T89" style:family="text">
      <style:text-properties fo:font-size="12pt" officeooo:rsid="0096efb7" style:font-size-asian="12pt" style:font-size-complex="12pt"/>
    </style:style>
    <style:style style:name="T90" style:family="text">
      <style:text-properties fo:font-size="12pt" officeooo:rsid="00c6c39e" style:font-size-asian="12pt" style:font-size-complex="12pt"/>
    </style:style>
    <style:style style:name="T91" style:family="text">
      <style:text-properties fo:font-size="12pt" officeooo:rsid="00c5297a" style:font-size-asian="12pt" style:font-size-complex="12pt"/>
    </style:style>
    <style:style style:name="T92" style:family="text">
      <style:text-properties fo:font-size="12pt" officeooo:rsid="00d71ce5" style:font-size-asian="12pt" style:font-size-complex="12pt"/>
    </style:style>
    <style:style style:name="T93" style:family="text">
      <style:text-properties fo:font-size="12pt" officeooo:rsid="00eb9d41" style:font-size-asian="12pt" style:font-size-complex="12pt"/>
    </style:style>
    <style:style style:name="T94" style:family="text">
      <style:text-properties fo:font-size="12pt" officeooo:rsid="00ed1f4e" style:font-size-asian="12pt" style:font-size-complex="12pt"/>
    </style:style>
    <style:style style:name="T95" style:family="text">
      <style:text-properties fo:font-size="12pt" officeooo:rsid="01150e77" style:font-size-asian="12pt" style:font-size-complex="12pt"/>
    </style:style>
    <style:style style:name="T96" style:family="text">
      <style:text-properties fo:font-size="12pt" officeooo:rsid="00ff7da0" style:font-size-asian="12pt" style:font-size-complex="12pt"/>
    </style:style>
    <style:style style:name="T97" style:family="text">
      <style:text-properties fo:font-size="12pt" officeooo:rsid="01025316" style:font-size-asian="12pt" style:font-size-complex="12pt"/>
    </style:style>
    <style:style style:name="T98" style:family="text">
      <style:text-properties fo:font-size="12pt" officeooo:rsid="01039219" style:font-size-asian="12pt" style:font-size-complex="12pt"/>
    </style:style>
    <style:style style:name="T99" style:family="text">
      <style:text-properties fo:font-size="12pt" officeooo:rsid="0106094c" style:font-size-asian="12pt" style:font-size-complex="12pt"/>
    </style:style>
    <style:style style:name="T100" style:family="text">
      <style:text-properties fo:font-size="12pt" officeooo:rsid="010637f0" style:font-size-asian="12pt" style:font-size-complex="12pt"/>
    </style:style>
    <style:style style:name="T101" style:family="text">
      <style:text-properties fo:font-size="12pt" officeooo:rsid="0106cff2" style:font-size-asian="12pt" style:font-size-complex="12pt"/>
    </style:style>
    <style:style style:name="T102" style:family="text">
      <style:text-properties fo:font-size="12pt" officeooo:rsid="01003c09" style:font-size-asian="12pt" style:font-size-complex="12pt"/>
    </style:style>
    <style:style style:name="T103" style:family="text">
      <style:text-properties fo:font-size="12pt" officeooo:rsid="010c0367" style:font-size-asian="12pt" style:font-size-complex="12pt"/>
    </style:style>
    <style:style style:name="T104" style:family="text">
      <style:text-properties fo:font-size="12pt" officeooo:rsid="011c25c0" style:font-size-asian="12pt" style:font-size-complex="12pt"/>
    </style:style>
    <style:style style:name="T105" style:family="text">
      <style:text-properties fo:font-size="12pt" officeooo:rsid="01663cfe" style:font-size-asian="12pt" style:font-size-complex="12pt"/>
    </style:style>
    <style:style style:name="T106" style:family="text">
      <style:text-properties fo:font-size="12pt" officeooo:rsid="016766eb" style:font-size-asian="12pt" style:font-size-complex="12pt"/>
    </style:style>
    <style:style style:name="T107" style:family="text">
      <style:text-properties fo:font-size="12pt" officeooo:rsid="016813ba" style:font-size-asian="12pt" style:font-size-complex="12pt"/>
    </style:style>
    <style:style style:name="T108" style:family="text">
      <style:text-properties fo:font-size="12pt" officeooo:rsid="016949d8" style:font-size-asian="12pt" style:font-size-complex="12pt"/>
    </style:style>
    <style:style style:name="T109" style:family="text">
      <style:text-properties fo:font-size="12pt" officeooo:rsid="016ae986" style:font-size-asian="12pt" style:font-size-complex="12pt"/>
    </style:style>
    <style:style style:name="T110" style:family="text">
      <style:text-properties fo:font-size="12pt" officeooo:rsid="016c39fa" style:font-size-asian="12pt" style:font-size-complex="12pt"/>
    </style:style>
    <style:style style:name="T111" style:family="text">
      <style:text-properties fo:font-size="12pt" officeooo:rsid="016ca117" style:font-size-asian="12pt" style:font-size-complex="12pt"/>
    </style:style>
    <style:style style:name="T112" style:family="text">
      <style:text-properties fo:font-size="12pt" officeooo:rsid="016cc997" style:font-size-asian="12pt" style:font-size-complex="12pt"/>
    </style:style>
    <style:style style:name="T113" style:family="text">
      <style:text-properties fo:font-size="12pt" officeooo:rsid="016e46ee" style:font-size-asian="12pt" style:font-size-complex="12pt"/>
    </style:style>
    <style:style style:name="T114" style:family="text">
      <style:text-properties fo:font-size="12pt" officeooo:rsid="01709361" style:font-size-asian="12pt" style:font-size-complex="12pt"/>
    </style:style>
    <style:style style:name="T115" style:family="text">
      <style:text-properties fo:font-size="12pt" officeooo:rsid="01738dd7" style:font-size-asian="12pt" style:font-size-complex="12pt"/>
    </style:style>
    <style:style style:name="T116" style:family="text">
      <style:text-properties fo:font-size="12pt" officeooo:rsid="017440b3" style:font-size-asian="12pt" style:font-size-complex="12pt"/>
    </style:style>
    <style:style style:name="T117" style:family="text">
      <style:text-properties fo:font-size="12pt" officeooo:rsid="017611c6" style:font-size-asian="12pt" style:font-size-complex="12pt"/>
    </style:style>
    <style:style style:name="T118" style:family="text">
      <style:text-properties fo:font-size="12pt" officeooo:rsid="01780d9b" style:font-size-asian="12pt" style:font-size-complex="12pt"/>
    </style:style>
    <style:style style:name="T119" style:family="text">
      <style:text-properties fo:font-size="12pt" officeooo:rsid="0178c12a" style:font-size-asian="12pt" style:font-size-complex="12pt"/>
    </style:style>
    <style:style style:name="T120" style:family="text">
      <style:text-properties fo:font-size="12pt" officeooo:rsid="017dc527" style:font-size-asian="12pt" style:font-size-complex="12pt"/>
    </style:style>
    <style:style style:name="T121" style:family="text">
      <style:text-properties fo:font-size="12pt" officeooo:rsid="01821499" style:font-size-asian="12pt" style:font-size-complex="12pt"/>
    </style:style>
    <style:style style:name="T122" style:family="text">
      <style:text-properties fo:font-size="12pt" officeooo:rsid="0183e888" style:font-size-asian="12pt" style:font-size-complex="12pt"/>
    </style:style>
    <style:style style:name="T123" style:family="text">
      <style:text-properties fo:font-size="12pt" officeooo:rsid="0184f523" style:font-size-asian="12pt" style:font-size-complex="12pt"/>
    </style:style>
    <style:style style:name="T124" style:family="text">
      <style:text-properties fo:font-size="12pt" officeooo:rsid="019983c4" style:font-size-asian="12pt" style:font-size-complex="12pt"/>
    </style:style>
    <style:style style:name="T125" style:family="text">
      <style:text-properties fo:font-size="12pt" officeooo:rsid="01a5b861" style:font-size-asian="12pt" style:font-size-complex="12pt"/>
    </style:style>
    <style:style style:name="T126" style:family="text">
      <style:text-properties fo:font-size="12pt" officeooo:rsid="01c6ec3f" style:font-size-asian="12pt" style:font-size-complex="12pt"/>
    </style:style>
    <style:style style:name="T127" style:family="text">
      <style:text-properties fo:font-size="12pt" officeooo:rsid="01c9a5e1" style:font-size-asian="12pt" style:font-size-complex="12pt"/>
    </style:style>
    <style:style style:name="T128" style:family="text">
      <style:text-properties fo:font-size="12pt" officeooo:rsid="01d92b04" style:font-size-asian="12pt" style:font-size-complex="12pt"/>
    </style:style>
    <style:style style:name="T129" style:family="text">
      <style:text-properties fo:font-size="12pt" officeooo:rsid="01dafd5a" style:font-size-asian="12pt" style:font-size-complex="12pt"/>
    </style:style>
    <style:style style:name="T130" style:family="text">
      <style:text-properties fo:font-size="12pt" officeooo:rsid="020b8594" style:font-size-asian="12pt" style:font-size-complex="12pt"/>
    </style:style>
    <style:style style:name="T131" style:family="text">
      <style:text-properties fo:font-size="12pt" officeooo:rsid="0218ec99" style:font-size-asian="12pt" style:font-size-complex="12pt"/>
    </style:style>
    <style:style style:name="T132" style:family="text">
      <style:text-properties fo:font-size="12pt" officeooo:rsid="0219ae00" style:font-size-asian="12pt" style:font-size-complex="12pt"/>
    </style:style>
    <style:style style:name="T133" style:family="text">
      <style:text-properties fo:font-size="12pt" officeooo:rsid="021b414b" style:font-size-asian="12pt" style:font-size-complex="12pt"/>
    </style:style>
    <style:style style:name="T134" style:family="text">
      <style:text-properties fo:font-size="12pt" officeooo:rsid="021c0b80" style:font-size-asian="12pt" style:font-size-complex="12pt"/>
    </style:style>
    <style:style style:name="T135" style:family="text">
      <style:text-properties fo:font-size="12pt" officeooo:rsid="021d2a26" style:font-size-asian="12pt" style:font-size-complex="12pt"/>
    </style:style>
    <style:style style:name="T136" style:family="text">
      <style:text-properties fo:font-size="12pt" officeooo:rsid="022c0c5e" style:font-size-asian="12pt" style:font-size-complex="12pt"/>
    </style:style>
    <style:style style:name="T137" style:family="text">
      <style:text-properties fo:font-size="12pt" officeooo:rsid="02326e51" style:font-size-asian="12pt" style:font-size-complex="12pt"/>
    </style:style>
    <style:style style:name="T138" style:family="text">
      <style:text-properties fo:font-size="12pt" officeooo:rsid="02375322" style:font-size-asian="12pt" style:font-size-complex="12pt"/>
    </style:style>
    <style:style style:name="T139" style:family="text">
      <style:text-properties fo:font-size="12pt" fo:language="en" fo:country="US" style:font-size-asian="12pt" style:font-size-complex="12pt"/>
    </style:style>
    <style:style style:name="T140" style:family="text">
      <style:text-properties fo:font-size="12pt" fo:language="en" fo:country="US" officeooo:rsid="0002ee08" style:font-size-asian="12pt" style:font-size-complex="12pt"/>
    </style:style>
    <style:style style:name="T141" style:family="text">
      <style:text-properties fo:font-size="12pt" fo:language="en" fo:country="US" officeooo:rsid="00042cf1" style:font-size-asian="12pt" style:font-size-complex="12pt"/>
    </style:style>
    <style:style style:name="T142" style:family="text">
      <style:text-properties fo:font-size="12pt" fo:language="en" fo:country="US" officeooo:rsid="005ec1c8" style:font-size-asian="12pt" style:font-size-complex="12pt"/>
    </style:style>
    <style:style style:name="T143" style:family="text">
      <style:text-properties fo:font-size="12pt" fo:language="en" fo:country="US" officeooo:rsid="005fc28c" style:font-size-asian="12pt" style:font-size-complex="12pt"/>
    </style:style>
    <style:style style:name="T144" style:family="text">
      <style:text-properties fo:font-size="12pt" fo:language="en" fo:country="US" officeooo:rsid="00944ddc" style:font-size-asian="12pt" style:font-size-complex="12pt"/>
    </style:style>
    <style:style style:name="T145" style:family="text">
      <style:text-properties fo:font-size="12pt" fo:language="en" fo:country="US" officeooo:rsid="00eb9d41" style:font-size-asian="12pt" style:font-size-complex="12pt"/>
    </style:style>
    <style:style style:name="T146" style:family="text">
      <style:text-properties fo:font-size="12pt" fo:language="en" fo:country="US" officeooo:rsid="01709361" style:font-size-asian="12pt" style:font-size-complex="12pt"/>
    </style:style>
    <style:style style:name="T147" style:family="text">
      <style:text-properties fo:font-size="12pt" fo:language="en" fo:country="US" officeooo:rsid="017e8f62" style:font-size-asian="12pt" style:font-size-complex="12pt"/>
    </style:style>
    <style:style style:name="T148" style:family="text">
      <style:text-properties fo:font-size="12pt" fo:language="en" fo:country="US" officeooo:rsid="0186c949" style:font-size-asian="12pt" style:font-size-complex="12pt"/>
    </style:style>
    <style:style style:name="T149" style:family="text">
      <style:text-properties fo:font-size="12pt" fo:language="en" fo:country="US" officeooo:rsid="002fbb12" style:font-size-asian="12pt" style:font-size-complex="12pt"/>
    </style:style>
    <style:style style:name="T150" style:family="text">
      <style:text-properties fo:font-size="12pt" fo:language="en" fo:country="US" officeooo:rsid="0061f44e" style:font-size-asian="12pt" style:font-size-complex="12pt"/>
    </style:style>
    <style:style style:name="T151" style:family="text">
      <style:text-properties fo:font-size="12pt" fo:language="en" fo:country="US" officeooo:rsid="006329b4" style:font-size-asian="12pt" style:font-size-complex="12pt"/>
    </style:style>
    <style:style style:name="T152" style:family="text">
      <style:text-properties fo:font-size="12pt" fo:language="en" fo:country="US" officeooo:rsid="0211072c" style:font-size-asian="12pt" style:font-size-complex="12pt"/>
    </style:style>
    <style:style style:name="T153" style:family="text">
      <style:text-properties fo:font-size="12pt" fo:language="en" fo:country="US" officeooo:rsid="0212f843" style:font-size-asian="12pt" style:font-size-complex="12pt"/>
    </style:style>
    <style:style style:name="T154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55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56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57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58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59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60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61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62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63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64" style:family="text">
      <style:text-properties fo:font-size="12pt" fo:language="en" fo:country="US" officeooo:rsid="01f739cf" style:font-size-complex="12pt"/>
    </style:style>
    <style:style style:name="T165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66" style:family="text">
      <style:text-properties fo:font-size="12pt" fo:font-weight="bold" style:font-size-asian="12pt" style:font-weight-asian="bold" style:font-size-complex="12pt" style:font-weight-complex="bold"/>
    </style:style>
    <style:style style:name="T167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68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69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70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71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72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173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174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175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176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177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178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179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180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181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82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183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84" style:family="text">
      <style:text-properties fo:font-size="12pt" fo:font-weight="bold" officeooo:rsid="02493f6b" fo:background-color="transparent" loext:char-shading-value="0" style:font-size-asian="12pt" style:font-weight-asian="bold" style:font-size-complex="12pt" style:font-weight-complex="bold"/>
    </style:style>
    <style:style style:name="T185" style:family="text">
      <style:text-properties fo:font-size="12pt" fo:background-color="transparent" loext:char-shading-value="0" style:font-size-asian="12pt" style:font-size-complex="12pt"/>
    </style:style>
    <style:style style:name="T186" style:family="text">
      <style:text-properties fo:font-size="12pt" officeooo:rsid="005833f8" fo:background-color="transparent" loext:char-shading-value="0" style:font-size-asian="12pt" style:font-size-complex="12pt"/>
    </style:style>
    <style:style style:name="T187" style:family="text">
      <style:text-properties fo:font-size="12pt" officeooo:rsid="005a669c" fo:background-color="transparent" loext:char-shading-value="0" style:font-size-asian="12pt" style:font-size-complex="12pt"/>
    </style:style>
    <style:style style:name="T188" style:family="text">
      <style:text-properties fo:font-size="12pt" officeooo:rsid="00589998" fo:background-color="transparent" loext:char-shading-value="0" style:font-size-asian="12pt" style:font-size-complex="12pt"/>
    </style:style>
    <style:style style:name="T189" style:family="text">
      <style:text-properties fo:font-size="12pt" officeooo:rsid="005caf46" fo:background-color="transparent" loext:char-shading-value="0" style:font-size-asian="12pt" style:font-size-complex="12pt"/>
    </style:style>
    <style:style style:name="T190" style:family="text">
      <style:text-properties fo:font-size="12pt" officeooo:rsid="006af99d" fo:background-color="transparent" loext:char-shading-value="0" style:font-size-asian="12pt" style:font-size-complex="12pt"/>
    </style:style>
    <style:style style:name="T191" style:family="text">
      <style:text-properties fo:font-size="12pt" officeooo:rsid="00719929" fo:background-color="transparent" loext:char-shading-value="0" style:font-size-asian="12pt" style:font-size-complex="12pt"/>
    </style:style>
    <style:style style:name="T192" style:family="text">
      <style:text-properties fo:font-size="12pt" officeooo:rsid="00743973" fo:background-color="transparent" loext:char-shading-value="0" style:font-size-asian="12pt" style:font-size-complex="12pt"/>
    </style:style>
    <style:style style:name="T193" style:family="text">
      <style:text-properties fo:font-size="12pt" officeooo:rsid="00726e87" fo:background-color="transparent" loext:char-shading-value="0" style:font-size-asian="12pt" style:font-size-complex="12pt"/>
    </style:style>
    <style:style style:name="T194" style:family="text">
      <style:text-properties fo:font-size="12pt" officeooo:rsid="007a2a40" fo:background-color="transparent" loext:char-shading-value="0" style:font-size-asian="12pt" style:font-size-complex="12pt"/>
    </style:style>
    <style:style style:name="T195" style:family="text">
      <style:text-properties fo:font-size="12pt" officeooo:rsid="00692a5b" fo:background-color="transparent" loext:char-shading-value="0" style:font-size-asian="12pt" style:font-size-complex="12pt"/>
    </style:style>
    <style:style style:name="T196" style:family="text">
      <style:text-properties fo:font-size="12pt" officeooo:rsid="01dc0478" fo:background-color="transparent" loext:char-shading-value="0" style:font-size-asian="12pt" style:font-size-complex="12pt"/>
    </style:style>
    <style:style style:name="T197" style:family="text">
      <style:text-properties fo:font-size="12pt" officeooo:rsid="022633e1" fo:background-color="transparent" loext:char-shading-value="0" style:font-size-asian="12pt" style:font-size-complex="12pt"/>
    </style:style>
    <style:style style:name="T198" style:family="text">
      <style:text-properties fo:font-size="12pt" officeooo:rsid="02493f6b" fo:background-color="transparent" loext:char-shading-value="0" style:font-size-asian="12pt" style:font-size-complex="12pt"/>
    </style:style>
    <style:style style:name="T199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00" style:family="text">
      <style:text-properties fo:font-size="12pt" fo:font-style="italic" style:font-style-asian="italic" style:font-size-complex="12pt" style:font-style-complex="italic"/>
    </style:style>
    <style:style style:name="T201" style:family="text">
      <style:text-properties fo:font-size="12pt" fo:font-style="italic" officeooo:rsid="01f15f2e" style:font-style-asian="italic" style:font-size-complex="12pt" style:font-style-complex="italic"/>
    </style:style>
    <style:style style:name="T202" style:family="text">
      <style:text-properties fo:font-size="12pt" fo:background-color="#e6e6ff" loext:char-shading-value="0" style:font-size-asian="12pt" style:font-size-complex="12pt"/>
    </style:style>
    <style:style style:name="T203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04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05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06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07" style:family="text">
      <style:text-properties fo:font-size="12pt" style:font-size-complex="12pt"/>
    </style:style>
    <style:style style:name="T208" style:family="text">
      <style:text-properties fo:font-size="12pt" officeooo:rsid="01da65fb" style:font-size-complex="12pt"/>
    </style:style>
    <style:style style:name="T209" style:family="text">
      <style:text-properties fo:font-size="12pt" officeooo:rsid="01e8ceba" style:font-size-complex="12pt"/>
    </style:style>
    <style:style style:name="T210" style:family="text">
      <style:text-properties fo:font-size="12pt" officeooo:rsid="01ea9293" style:font-size-complex="12pt"/>
    </style:style>
    <style:style style:name="T211" style:family="text">
      <style:text-properties fo:font-size="12pt" officeooo:rsid="01eaae99" style:font-size-complex="12pt"/>
    </style:style>
    <style:style style:name="T212" style:family="text">
      <style:text-properties fo:font-size="12pt" officeooo:rsid="01ee886c" style:font-size-complex="12pt"/>
    </style:style>
    <style:style style:name="T213" style:family="text">
      <style:text-properties fo:font-size="12pt" officeooo:rsid="01f15f2e" style:font-size-complex="12pt"/>
    </style:style>
    <style:style style:name="T214" style:family="text">
      <style:text-properties fo:font-size="12pt" officeooo:rsid="01f5e9c7" style:font-size-complex="12pt"/>
    </style:style>
    <style:style style:name="T215" style:family="text">
      <style:text-properties fo:font-size="12pt" officeooo:rsid="01f739cf" style:font-size-complex="12pt"/>
    </style:style>
    <style:style style:name="T216" style:family="text">
      <style:text-properties fo:font-size="12pt" officeooo:rsid="0203347e" style:font-size-complex="12pt"/>
    </style:style>
    <style:style style:name="T217" style:family="text">
      <style:text-properties fo:font-size="12pt" officeooo:rsid="0205fafe" style:font-size-complex="12pt"/>
    </style:style>
    <style:style style:name="T218" style:family="text">
      <style:text-properties fo:font-size="12pt" officeooo:rsid="0207ca85" style:font-size-complex="12pt"/>
    </style:style>
    <style:style style:name="T219" style:family="text">
      <style:text-properties fo:font-size="12pt" officeooo:rsid="020b52f8" style:font-size-complex="12pt"/>
    </style:style>
    <style:style style:name="T220" style:family="text">
      <style:text-properties fo:font-size="12pt" officeooo:rsid="020f53de" style:font-size-complex="12pt"/>
    </style:style>
    <style:style style:name="T221" style:family="text">
      <style:text-properties officeooo:rsid="014552d2"/>
    </style:style>
    <style:style style:name="T222" style:family="text">
      <style:text-properties officeooo:rsid="014851b9"/>
    </style:style>
    <style:style style:name="T223" style:family="text">
      <style:text-properties officeooo:rsid="0148ff9d"/>
    </style:style>
    <style:style style:name="T224" style:family="text">
      <style:text-properties officeooo:rsid="019d2bc8"/>
    </style:style>
    <style:style style:name="T225" style:family="text">
      <style:text-properties officeooo:rsid="019d84ad"/>
    </style:style>
    <style:style style:name="T226" style:family="text">
      <style:text-properties officeooo:rsid="019df128"/>
    </style:style>
    <style:style style:name="T227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28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29" style:family="text">
      <style:text-properties fo:background-color="transparent" loext:char-shading-value="0"/>
    </style:style>
    <style:style style:name="T230" style:family="text">
      <style:text-properties officeooo:rsid="017a0437" fo:background-color="transparent" loext:char-shading-value="0"/>
    </style:style>
    <style:style style:name="T231" style:family="text">
      <style:text-properties officeooo:rsid="017d745b" fo:background-color="transparent" loext:char-shading-value="0"/>
    </style:style>
    <style:style style:name="T232" style:family="text">
      <style:text-properties officeooo:rsid="022c0c5e" fo:background-color="transparent" loext:char-shading-value="0"/>
    </style:style>
    <style:style style:name="T233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34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35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36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37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38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39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40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41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42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43" style:family="text">
      <style:text-properties officeooo:rsid="01f15f2e"/>
    </style:style>
    <style:style style:name="T244" style:family="text">
      <style:text-properties officeooo:rsid="02172e32"/>
    </style:style>
    <style:style style:name="T245" style:family="text">
      <style:text-properties officeooo:rsid="021f2a99"/>
    </style:style>
    <style:style style:name="T246" style:family="text">
      <style:text-properties officeooo:rsid="02226c11"/>
    </style:style>
    <style:style style:name="T247" style:family="text">
      <style:text-properties officeooo:rsid="02236487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officeooo:rsid="02275c1b" style:font-style-asian="italic" style:font-style-complex="italic"/>
    </style:style>
    <style:style style:name="T250" style:family="text">
      <style:text-properties fo:font-style="italic" officeooo:rsid="0029d2f2" style:font-style-asian="italic" style:font-style-complex="italic"/>
    </style:style>
    <style:style style:name="T251" style:family="text">
      <style:text-properties officeooo:rsid="022a9f8f"/>
    </style:style>
    <style:style style:name="T252" style:family="text">
      <style:text-properties officeooo:rsid="022af5d7"/>
    </style:style>
    <style:style style:name="T253" style:family="text">
      <style:text-properties officeooo:rsid="022b750d"/>
    </style:style>
    <style:style style:name="T254" style:family="text">
      <style:text-properties officeooo:rsid="022c0c5e"/>
    </style:style>
    <style:style style:name="T255" style:family="text">
      <style:text-properties officeooo:rsid="022d0785"/>
    </style:style>
    <style:style style:name="T256" style:family="text">
      <style:text-properties officeooo:rsid="022d2026"/>
    </style:style>
    <style:style style:name="T257" style:family="text">
      <style:text-properties officeooo:rsid="02326e51"/>
    </style:style>
    <style:style style:name="T258" style:family="text">
      <style:text-properties officeooo:rsid="0029d2f2"/>
    </style:style>
    <style:style style:name="T259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260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261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262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63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64" style:family="text">
      <style:text-properties officeooo:rsid="0247f56c"/>
    </style:style>
    <style:style style:name="T265" style:family="text">
      <style:text-properties officeooo:rsid="024a895b"/>
    </style:style>
    <style:style style:name="T266" style:family="text">
      <style:text-properties officeooo:rsid="024b8ffc"/>
    </style:style>
    <style:style style:name="T267" style:family="text">
      <style:text-properties officeooo:rsid="025284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1"><text:span text:style-name="T5">The </text:span><text:span text:style-name="T4">SMBX</text:span><text:span text:style-name="T30">64</text:span><text:span text:style-name="T4"> *.LVL</text:span><text:span text:style-name="T1"> </text:span><text:span text:style-name="T5">file </text:span><text:span text:style-name="T2">file description</text:span></text:p>
      <text:p text:style-name="P149"><text:span text:style-name="T2">It is probed by Wohlstand </text:span><text:span text:style-name="T1">02/12/2014<text:line-break/></text:span><text:span text:style-name="T8">(</text:span><text:span text:style-name="T21">100</text:span><text:span text:style-name="T8">% done)</text:span></text:p>
      <text:p text:style-name="P150"><text:span text:style-name="T150"><text:tab/>This is a level </text:span><text:span text:style-name="T152">map</text:span><text:span text:style-name="T150"> </text:span><text:span text:style-name="T153">TEXT file</text:span><text:span text:style-name="T151">. All parameters are written line by line without blank lines.</text:span></text:p>
      <text:p text:style-name="P1"/>
      <text:p text:style-name="P64"><text:span text:style-name="Descr_5f_ttl2">Introduction</text:span></text:p>
      <text:p text:style-name="P2"><text:span text:style-name="T48">Standart parameters</text:span><text:span text:style-name="T33">:</text:span></text:p>
      <text:p text:style-name="P30">Standart size of one block<text:tab/>3<text:span text:style-name="T61">2</text:span>x3<text:span text:style-name="T61">2 pixels</text:span></text:p>
      <text:p text:style-name="P40">On screen can showing height<text:tab/>19 blocks</text:p>
      <text:p text:style-name="P41"><text:span text:style-name="T44">On screen can showing </text:span><text:span text:style-name="T3">width<text:tab/></text:span><text:span text:style-name="T32">25</text:span><text:span text:style-name="T44"> blocks</text:span></text:p>
      <text:p text:style-name="P41"><text:span text:style-name="T10">H</text:span><text:span text:style-name="T43">eight of screen<text:tab/></text:span><text:span text:style-name="T15">608 pixels </text:span><text:span text:style-name="T17">(non 600, 608: </text:span><text:span text:style-name="T64">608/19=32 — </text:span><text:span text:style-name="T17">one block size)</text:span></text:p>
      <text:p text:style-name="P41"><text:span text:style-name="T10">W</text:span><text:span text:style-name="T43">idth of screen<text:tab/></text:span><text:span text:style-name="T9">8</text:span><text:span text:style-name="T43">00 </text:span><text:span text:style-name="T16">pixels</text:span></text:p>
      <text:p text:style-name="P48"><text:span text:style-name="T1">Max level space size:<text:tab/></text:span><text:span text:style-name="T18">419998</text:span><text:span text:style-name="T65">×419998 </text:span><text:span text:style-name="T1">pixels </text:span><text:span text:style-name="T20">(but It is allowed to come out of limits)</text:span></text:p>
      <text:p text:style-name="P52"/>
      <text:p text:style-name="P50"><text:span text:style-name="T20">L</text:span><text:span text:style-name="T1">imits of objects on one level map:</text:span></text:p>
      <text:p text:style-name="P32">Blocks:<text:tab/>20000</text:p>
      <text:p text:style-name="P32">NPCs:<text:tab/>5000</text:p>
      <text:p text:style-name="P32">Background objects:<text:tab/>8000</text:p>
      <text:p text:style-name="P32">Doors:<text:tab/>200</text:p>
      <text:p text:style-name="P52"/>
      <text:p text:style-name="P134"><text:span text:style-name="Descr_5f_ttl2"><text:span text:style-name="T244">Default s</text:span></text:span><text:span text:style-name="Descr_5f_ttl2">ection </text:span><text:span text:style-name="Descr_5f_ttl2"><text:span text:style-name="T28">positions</text:span></text:span></text:p>
      <text:p text:style-name="P134"><text:span text:style-name="Descr_5f_ttl2"/></text:p>
      <text:p text:style-name="P41"><text:span text:style-name="T50">(</text:span><text:span text:style-name="T7">Section Center</text:span><text:span text:style-name="T50">)<text:tab/></text:span><text:span text:style-name="T53">Section <text:s/></text:span><text:span text:style-name="T51">(X </text:span><text:span text:style-name="T6">and</text:span><text:span text:style-name="T51"> Y axis </text:span><text:span text:style-name="T52">ranges</text:span><text:span text:style-name="T51">) </text:span></text:p>
      <text:p text:style-name="P112"><text:span text:style-name="T47">-200000<text:tab/></text:span><text:span text:style-name="T49">01</text:span><text:span text:style-name="T47"> (-190000 : -219999)</text:span></text:p>
      <text:p text:style-name="P112"><text:span text:style-name="T47">-180000<text:tab/></text:span><text:span text:style-name="T49">02</text:span><text:span text:style-name="T47"> (-170000 : -189999)</text:span></text:p>
      <text:p text:style-name="P112"><text:span text:style-name="T47">-160000<text:tab/></text:span><text:span text:style-name="T49">03</text:span><text:span text:style-name="T47"> (-150000 : -189999)</text:span></text:p>
      <text:p text:style-name="P112"><text:span text:style-name="T47">-140000<text:tab/></text:span><text:span text:style-name="T49">04</text:span><text:span text:style-name="T47"> (-130000 : -149999)</text:span></text:p>
      <text:p text:style-name="P112"><text:span text:style-name="T47">-120000<text:tab/></text:span><text:span text:style-name="T49">05</text:span><text:span text:style-name="T47"> (-110000 : -129999)</text:span></text:p>
      <text:p text:style-name="P112"><text:span text:style-name="T47">-100000<text:tab/></text:span><text:span text:style-name="T49">06</text:span><text:span text:style-name="T47"> (-90000 : -109999)</text:span></text:p>
      <text:p text:style-name="P112"><text:span text:style-name="T47">-80000<text:tab/></text:span><text:span text:style-name="T49">07</text:span><text:span text:style-name="T47"> (-70000 : -89999)</text:span></text:p>
      <text:p text:style-name="P112"><text:span text:style-name="T47">-60000<text:tab/></text:span><text:span text:style-name="T49">08</text:span><text:span text:style-name="T47"> (-50000 : -69999)</text:span></text:p>
      <text:p text:style-name="P112"><text:span text:style-name="T47">-40000<text:tab/></text:span><text:span text:style-name="T49">09</text:span><text:span text:style-name="T47"> (-30000 : -49999)</text:span></text:p>
      <text:p text:style-name="P112"><text:span text:style-name="T47">-20000<text:tab/></text:span><text:span text:style-name="T49">10</text:span><text:span text:style-name="T47"> (-10000 : -29999)</text:span></text:p>
      <text:p text:style-name="P112"><text:span text:style-name="T47">0000<text:tab/></text:span><text:span text:style-name="T49">11</text:span><text:span text:style-name="T47"> (9999 : -9999)</text:span></text:p>
      <text:p text:style-name="P112"><text:span text:style-name="T47">20000<text:tab/></text:span><text:span text:style-name="T49">12</text:span><text:span text:style-name="T47"> (10000 : 29999)</text:span></text:p>
      <text:p text:style-name="P112"><text:span text:style-name="T47">40000<text:tab/></text:span><text:span text:style-name="T49">13</text:span><text:span text:style-name="T47"> (30000 : 49999)</text:span></text:p>
      <text:p text:style-name="P112"><text:span text:style-name="T47">-60000<text:tab/></text:span><text:span text:style-name="T49">14</text:span><text:span text:style-name="T47"> (50000 : 69999)</text:span></text:p>
      <text:p text:style-name="P112"><text:span text:style-name="T47">80000<text:tab/></text:span><text:span text:style-name="T49">15</text:span><text:span text:style-name="T47"> (70000 : 89999)</text:span></text:p>
      <text:p text:style-name="P112"><text:span text:style-name="T47">100000<text:tab/></text:span><text:span text:style-name="T49">16</text:span><text:span text:style-name="T47"> (90000 : 109999)</text:span></text:p>
      <text:p text:style-name="P112"><text:span text:style-name="T47">120000<text:tab/></text:span><text:span text:style-name="T49">17</text:span><text:span text:style-name="T47"> (100000 : 129999)</text:span></text:p>
      <text:p text:style-name="P112"><text:span text:style-name="T47">140000<text:tab/></text:span><text:span text:style-name="T49">18</text:span><text:span text:style-name="T47"> (130000 : 149999)</text:span></text:p>
      <text:p text:style-name="P112"><text:span text:style-name="T47">160000<text:tab/></text:span><text:span text:style-name="T49">19</text:span><text:span text:style-name="T47"> (150000 : 169999)</text:span></text:p>
      <text:p text:style-name="P112"><text:span text:style-name="T47">180000<text:tab/></text:span><text:span text:style-name="T49">20</text:span><text:span text:style-name="T47"> (170000 : 189999)</text:span></text:p>
      <text:p text:style-name="P112"><text:span text:style-name="T47">200000<text:tab/></text:span><text:span text:style-name="T49">21</text:span><text:span text:style-name="T47"> (190000 : 209999)</text:span></text:p>
      <text:p text:style-name="P52"/>
      <text:list xml:id="list534180232447974621" text:style-name="L1">
        <text:list-item>
          <text:p text:style-name="P167"><text:span text:style-name="T22">Standart s</text:span><text:span text:style-name="T12">ize of one section</text:span><text:span text:style-name="T37"> </text:span><text:span text:style-name="T29">zone </text:span><text:span text:style-name="T11">is </text:span><text:span text:style-name="T36">29999×29999</text:span><text:span text:style-name="T13"> pixels</text:span></text:p>
        </text:list-item>
      </text:list>
      <text:list xml:id="list9191922351055609651" text:style-name="L2">
        <text:list-item>
          <text:p text:style-name="P168"><text:span text:style-name="T11">Y is always equal to X </text:span><text:span text:style-name="T14">as Section center coordinates</text:span></text:p>
        </text:list-item>
        <text:list-item>
          <text:p text:style-name="P169"><text:span text:style-name="T14">w</text:span><text:span text:style-name="T1">here x=0 and y=0 – is</text:span><text:span text:style-name="T19"> a</text:span><text:span text:style-name="T1"> center of 11'th section.</text:span></text:p>
        </text:list-item>
      </text:list>
      <text:p text:style-name="P49"/>
      <text:p text:style-name="P143">For convert from absolute coordinates to the relative of center <text:span text:style-name="T221">by</text:span> one section<text:span text:style-name="T31">:</text:span></text:p>
      <text:p text:style-name="P31"><draw:frame draw:style-name="fr3" draw:name="Объект1" text:anchor-type="as-char" svg:y="-0.586cm" svg:width="6.274cm" svg:height="1.08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1"/>
      <text:p text:style-name="P160">The section size and position defining <text:span text:style-name="T258">by position of eash side of section.<text:line-break/>height and width are calculated on a formula:<text:line-break/></text:span><text:span text:style-name="T250">W = |L-R| <text:s text:c="7"/>H = |T-B|</text:span></text:p>
      <text:p text:style-name="P161"/>
      <text:p text:style-name="P161"><draw:frame draw:style-name="fr1" draw:name="Изображение2" text:anchor-type="paragraph" svg:x="0.272cm" svg:y="0.037cm" svg:width="8.454cm" svg:height="7.13cm" draw:z-index="3"><draw:image xlink:href="Pictures/2000000900002536000021CD73D9BFEA.svm" xlink:type="simple" xlink:show="embed" xlink:actuate="onLoad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31"><text:span text:style-name="T34">Coordinates of placement of object it is set concerning its upper left corner</text:span><text:span text:style-name="T35">:</text:span></text:p>
      <text:p text:style-name="P3"><text:span text:style-name="T63">In this example,</text:span> mushroom coordinates on current section is<text:span text:style-name="T31">: </text:span><text:span text:style-name="T222">X</text:span>=2150; <text:s/><text:span text:style-name="T222">Y</text:span>=2600<text:line-break/><text:span text:style-name="T63">and block coordinates is</text:span><text:span text:style-name="T38">: </text:span><text:span text:style-name="T39">X</text:span><text:span text:style-name="T63">=2150; <text:s/>Y=2632</text:span></text:p>
      <text:p text:style-name="P33">Remember!<text:line-break/><text:span text:style-name="T67">As the </text:span><text:span text:style-name="T68">Y</text:span><text:span text:style-name="T67"> axis is turned to move object down, it is necessary to add to Y offset and to move up, it is necessary to subtract.</text:span></text:p>
      <text:p text:style-name="P35"><draw:frame draw:style-name="fr2" draw:name="Графический объект1" text:anchor-type="paragraph" svg:x="0.325cm" svg:y="0.669cm" svg:width="6.031cm" svg:height="5.56cm" draw:z-index="0"><draw:image xlink:href="Pictures/2000000900001792000015B5E016BB78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2"><draw:image xlink:href="Pictures/20000009000016D8000014FCA4A329F0.svm" xlink:type="simple" xlink:show="embed" xlink:actuate="onLoad"/></draw:frame><text:line-break/></text:p>
      <text:p text:style-name="P144"><text:span text:style-name="Descr_5f_ttl2"><text:span text:style-name="T223">File Format Specification</text:span></text:span></text:p>
      <text:p text:style-name="P76">Structure</text:p>
      <text:list xml:id="list7482063325933564378" text:style-name="L3">
        <text:list-item>
          <text:p text:style-name="P181">[header]</text:p>
        </text:list-item>
        <text:list-item>
          <text:p text:style-name="P181">[section<text:span text:style-name="T225">s </text:span>settings]</text:p>
        </text:list-item>
        <text:list-item>
          <text:p text:style-name="P181">[player's start points]</text:p>
        </text:list-item>
        <text:list-item>
          <text:p text:style-name="P182">[blocks on level]</text:p>
        </text:list-item>
        <text:list-item>
          <text:p text:style-name="P182">“<text:span text:style-name="T226">next”</text:span></text:p>
        </text:list-item>
        <text:list-item>
          <text:p text:style-name="P184">[background tiles]</text:p>
        </text:list-item>
        <text:list-item>
          <text:p text:style-name="P183">“<text:span text:style-name="T226">next”</text:span></text:p>
        </text:list-item>
        <text:list-item>
          <text:p text:style-name="P185">[NPS's options]</text:p>
        </text:list-item>
        <text:list-item>
          <text:p text:style-name="P183">“<text:span text:style-name="T226">next”</text:span></text:p>
        </text:list-item>
        <text:list-item>
          <text:p text:style-name="P185">[Warps/Doors options]</text:p>
        </text:list-item>
        <text:list-item>
          <text:p text:style-name="P183">“<text:span text:style-name="T226">next”</text:span></text:p>
        </text:list-item>
        <text:list-item>
          <text:p text:style-name="P185">[Water/<text:span text:style-name="T224">Q</text:span><text:span text:style-name="T31">uicksand</text:span>]</text:p>
        </text:list-item>
        <text:list-item>
          <text:p text:style-name="P183">“<text:span text:style-name="T226">next”</text:span></text:p>
        </text:list-item>
        <text:list-item>
          <text:p text:style-name="P185">[Layers]</text:p>
        </text:list-item>
        <text:list-item>
          <text:p text:style-name="P183">“<text:span text:style-name="T226">next”</text:span></text:p>
        </text:list-item>
        <text:list-item>
          <text:p text:style-name="P185">[Events]</text:p>
        </text:list-item>
      </text:list>
      <text:p text:style-name="P164"/>
      <text:p text:style-name="P164"/>
      <text:p text:style-name="P34"/>
      <text:p text:style-name="P36">The reference designations:</text:p>
      <text:list xml:id="list8607216740849430663" text:style-name="L4">
        <text:list-item>
          <text:p text:style-name="P170">standart parameter</text:p>
        </text:list-item>
        <text:list-item>
          <text:p text:style-name="P174">Comment title</text:p>
        </text:list-item>
        <text:list-item>
          <text:p text:style-name="P175"><text:span text:style-name="Descr"><text:span text:style-name="T69">Comment description</text:span></text:span></text:p>
        </text:list-item>
        <text:list-item>
          <text:p text:style-name="P175"><text:span text:style-name="Descr"><text:span text:style-name="T45">loop</text:span></text:span></text:p>
        </text:list-item>
        <text:list-item>
          <text:p text:style-name="P175"><text:span text:style-name="Descr"><text:span text:style-name="T46">variable</text:span></text:span></text:p>
        </text:list-item>
        <text:list-item>
          <text:p text:style-name="P176"><text:span text:style-name="Descr_5f_special"><text:span text:style-name="T202">Special option, using only under special conditions, differently is absent</text:span></text:span></text:p>
        </text:list-item>
        <text:list-item>
          <text:p text:style-name="P171">The option isn't known yet</text:p>
        </text:list-item>
        <text:list-item>
          <text:p text:style-name="P172">File format version limit</text:p>
        </text:list-item>
        <text:list-item>
          <text:p text:style-name="P173"><text:span text:style-name="Descr_5f_dtype">Data type</text:span></text:p>
        </text:list-item>
      </text:list>
      <text:p text:style-name="P97"><text:span text:style-name="Descr_5f_special"><text:span text:style-name="T69"/></text:span></text:p>
      <text:p text:style-name="P98"><text:span text:style-name="Descr_5f_special"><text:span text:style-name="T236">File format version:</text:span></text:span></text:p>
      <text:p text:style-name="P99"><text:span text:style-name="Descr_5f_special"><text:span text:style-name="T127">The version number of the file format defines data present or absent in the file.</text:span></text:span></text:p>
      <text:p text:style-name="P97"><text:span text:style-name="Descr_5f_special"><text:span text:style-name="T69"/></text:span></text:p>
      <text:p text:style-name="P152"/>
      <text:p text:style-name="P145">--<text:span text:style-name="T62">File begin</text:span>--</text:p>
      <text:p text:style-name="P113">First 3th lines <text:span text:style-name="T60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7">Parameter</text:p>
          </table:table-cell>
          <table:table-cell table:style-name="Таблица1.B1" office:value-type="string">
            <text:p text:style-name="P77">Description</text:p>
          </table:table-cell>
        </table:table-row>
        <table:table-row>
          <table:table-cell table:style-name="Таблица1.A4" office:value-type="string">
            <text:p text:style-name="P16">64</text:p>
          </table:table-cell>
          <table:table-cell table:style-name="Таблица1.B4" office:value-type="string">
            <text:p text:style-name="P138"><text:span text:style-name="Descr_5f_dtype">(unsigned int)</text:span><text:span text:style-name="Descr"><text:span text:style-name="T131"> </text:span></text:span><text:span text:style-name="Descr"><text:span text:style-name="T126">File format number (l</text:span></text:span><text:span text:style-name="Descr"><text:span text:style-name="T128">a</text:span></text:span><text:span text:style-name="Descr"><text:span text:style-name="T126">st in SMBX is 64)</text:span></text:span></text:p>
          </table:table-cell>
        </table:table-row>
        <table:table-row>
          <table:table-cell table:style-name="Таблица1.A4" office:value-type="string">
            <text:p text:style-name="P157">0</text:p>
          </table:table-cell>
          <table:table-cell table:style-name="Таблица1.B4" office:value-type="string">
            <text:p text:style-name="P156"><text:span text:style-name="Descr_5f_dtype">(unsigned int)</text:span><text:span text:style-name="Descr"><text:span text:style-name="T131"> </text:span></text:span><text:span text:style-name="Descr"><text:span text:style-name="T69">number</text:span></text:span><text:span text:style-name="Descr"><text:span text:style-name="T147"> of stars on this level<text:tab/></text:span></text:span><text:span text:style-name="Descr"><text:span text:style-name="T237">(&gt;</text:span></text:span><text:span text:style-name="Descr"><text:span text:style-name="T238">= </text:span></text:span><text:span text:style-name="Descr"><text:span text:style-name="T239">1</text:span></text:span><text:span text:style-name="Descr"><text:span text:style-name="T240">7</text:span></text:span><text:span text:style-name="Descr"><text:span text:style-name="T237">)</text:span></text:span></text:p>
          </table:table-cell>
        </table:table-row>
        <table:table-row>
          <table:table-cell table:style-name="Таблица1.A4" office:value-type="string">
            <text:p text:style-name="P155"><text:span text:style-name="T139">"</text:span><text:span text:style-name="T140">Level name</text:span><text:span text:style-name="T139">"</text:span></text:p>
          </table:table-cell>
          <table:table-cell table:style-name="Таблица1.B4" office:value-type="string">
            <text:p text:style-name="P156"><text:span text:style-name="Descr_5f_dtype">(string)</text:span><text:span text:style-name="Descr"><text:span text:style-name="T131"> </text:span></text:span><text:span text:style-name="Descr"><text:span text:style-name="T69">Level </text:span></text:span><text:span text:style-name="Descr"><text:span text:style-name="T70">title<text:tab/></text:span></text:span><text:span text:style-name="Descr_5f_FileFormatLimit"><text:span text:style-name="T207">(&gt;=6</text:span></text:span><text:span text:style-name="Descr_5f_FileFormatLimit"><text:span text:style-name="T220">2</text:span></text:span><text:span text:style-name="Descr_5f_FileFormatLimit"><text:span text:style-name="T207">)</text:span></text:span></text:p>
          </table:table-cell>
        </table:table-row>
      </table:table>
      <text:p text:style-name="P114"><text:span text:style-name="Descr"><text:span text:style-name="T69"/></text:span></text:p>
      <text:p text:style-name="P125"><text:span text:style-name="Descr_5f_ttl"><text:span text:style-name="T69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15"><text:span text:style-name="Descr_5f_loop"><text:span text:style-name="T69">(loop 21 times) </text:span></text:span><text:span text:style-name="Descr_5f_loop"><text:span text:style-name="T203">(if &lt;</text:span></text:span><text:span text:style-name="Descr_5f_loop"><text:span text:style-name="T204">8</text:span></text:span><text:span text:style-name="Descr_5f_loop"><text:span text:style-name="T203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7">-200000</text:p>
          </table:table-cell>
          <table:table-cell table:style-name="Таблица2.B2" office:value-type="string">
            <text:p text:style-name="P116"><text:span text:style-name="Descr_5f_dtype"><text:span text:style-name="T66">(long)</text:span></text:span><text:span text:style-name="Descr"><text:span text:style-name="T180"> </text:span></text:span><text:span text:style-name="Descr"><text:span text:style-name="T166">Left</text:span></text:span><text:span text:style-name="Descr"><text:span text:style-name="T69"> size (-</text:span></text:span><text:span text:style-name="Descr"><text:span text:style-name="T71">left/+right</text:span></text:span><text:span text:style-name="Descr"><text:span text:style-name="T69">)</text:span></text:span></text:p>
          </table:table-cell>
        </table:table-row>
        <table:table-row>
          <table:table-cell table:style-name="Таблица2.A2" office:value-type="string">
            <text:p text:style-name="P18">-200768</text:p>
          </table:table-cell>
          <table:table-cell table:style-name="Таблица2.B2" office:value-type="string">
            <text:p text:style-name="P120"><text:span text:style-name="Descr_5f_dtype"><text:span text:style-name="T66">(long)</text:span></text:span><text:span text:style-name="Descr"><text:span text:style-name="T205"> </text:span></text:span><text:span text:style-name="Descr"><text:span text:style-name="T166">Top</text:span></text:span><text:span text:style-name="Descr"><text:span text:style-name="T69"> size (-</text:span></text:span><text:span text:style-name="Descr"><text:span text:style-name="T72">down/+up</text:span></text:span><text:span text:style-name="Descr"><text:span text:style-name="T69">)</text:span></text:span></text:p>
          </table:table-cell>
        </table:table-row>
        <table:table-row>
          <table:table-cell table:style-name="Таблица2.A2" office:value-type="string">
            <text:p text:style-name="P19">-200000</text:p>
          </table:table-cell>
          <table:table-cell table:style-name="Таблица2.B2" office:value-type="string">
            <text:p text:style-name="P120"><text:span text:style-name="Descr_5f_dtype"><text:span text:style-name="T66">(long)</text:span></text:span><text:span text:style-name="Descr"><text:span text:style-name="T205"> </text:span></text:span><text:span text:style-name="Descr"><text:span text:style-name="T166">Bottom</text:span></text:span><text:span text:style-name="Descr"><text:span text:style-name="T69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20">-199200</text:p>
          </table:table-cell>
          <table:table-cell table:style-name="Таблица2.B2" office:value-type="string">
            <text:p text:style-name="P120"><text:span text:style-name="Descr_5f_dtype"><text:span text:style-name="T66">(long)</text:span></text:span><text:span text:style-name="Descr"><text:span text:style-name="T205"> </text:span></text:span><text:span text:style-name="Descr"><text:span text:style-name="T166">Right</text:span></text:span><text:span text:style-name="Descr"><text:span text:style-name="T69"> size (full screen is -</text:span></text:span><text:span text:style-name="Descr"><text:span text:style-name="T73">199200</text:span></text:span><text:span text:style-name="Descr"><text:span text:style-name="T69"> </text:span></text:span><text:span text:style-name="Descr"><text:span text:style-name="T74">+</text:span></text:span><text:span text:style-name="Descr"><text:span text:style-name="T69">left/-right)</text:span></text:span></text:p>
          </table:table-cell>
        </table:table-row>
        <table:table-row>
          <table:table-cell table:style-name="Таблица2.A2" office:value-type="string">
            <text:p text:style-name="P21">24</text:p>
          </table:table-cell>
          <table:table-cell table:style-name="Таблица2.B2" office:value-type="string">
            <text:p text:style-name="P117"><text:span text:style-name="Descr_5f_dtype">(unsigned int)</text:span><text:span text:style-name="Descr"><text:span text:style-name="T131"> </text:span></text:span><text:span text:style-name="Descr"><text:span text:style-name="T69">Music number (</text:span></text:span><text:span text:style-name="Descr"><text:span text:style-name="T75">24</text:span></text:span><text:span text:style-name="Descr"><text:span text:style-name="T69"> is </text:span></text:span><text:span text:style-name="Descr"><text:span text:style-name="T76">enable custom music file</text:span></text:span><text:span text:style-name="Descr"><text:span text:style-name="T69">)</text:span></text:span></text:p>
          </table:table-cell>
        </table:table-row>
        <table:table-row>
          <table:table-cell table:style-name="Таблица2.A7" office:value-type="string">
            <text:p text:style-name="P159">16291944</text:p>
          </table:table-cell>
          <table:table-cell table:style-name="Таблица2.B7" office:value-type="string">
            <text:p text:style-name="P158"><text:span text:style-name="Descr_5f_dtype">(long)</text:span><text:span text:style-name="Descr"><text:span text:style-name="T163"> </text:span></text:span><text:span text:style-name="Descr"><text:span text:style-name="T161">Background color </text:span></text:span><text:span text:style-name="Descr_5f_special"><text:span text:style-name="T185">(In old versions editors)</text:span></text:span><text:span text:style-name="Descr"><text:span text:style-name="T161"><text:line-break/></text:span></text:span><text:span text:style-name="Descr"><text:span text:style-name="T162">[</text:span></text:span><text:span text:style-name="Descr"><text:span text:style-name="T161">0</text:span></text:span><text:span text:style-name="Descr"><text:span text:style-name="T162">]</text:span></text:span><text:span text:style-name="Descr"><text:span text:style-name="T161"> = </text:span></text:span><text:span text:style-name="Descr"><text:span text:style-name="T234">black</text:span></text:span><text:span text:style-name="Descr"><text:span text:style-name="T161">, </text:span></text:span><text:span text:style-name="Descr"><text:span text:style-name="T162">[</text:span></text:span><text:span text:style-name="Descr"><text:span text:style-name="T161">16291944</text:span></text:span><text:span text:style-name="Descr"><text:span text:style-name="T162">]</text:span></text:span><text:span text:style-name="Descr"><text:span text:style-name="T161"> = </text:span></text:span><text:span text:style-name="Descr"><text:span text:style-name="T233">blue</text:span></text:span><text:span text:style-name="Descr"><text:span text:style-name="T161">, </text:span></text:span><text:span text:style-name="Descr"><text:span text:style-name="T162">[</text:span></text:span><text:span text:style-name="Descr"><text:span text:style-name="T161">10520656</text:span></text:span><text:span text:style-name="Descr"><text:span text:style-name="T162">]</text:span></text:span><text:span text:style-name="Descr"><text:span text:style-name="T161"> = </text:span></text:span><text:span text:style-name="Descr"><text:span text:style-name="T235">dark blue-green</text:span></text:span></text:p>
          </table:table-cell>
        </table:table-row>
        <table:table-row>
          <table:table-cell table:style-name="Таблица2.A2" office:value-type="string">
            <text:p text:style-name="P22">#FALSE#</text:p>
          </table:table-cell>
          <table:table-cell table:style-name="Таблица2.B2" office:value-type="string">
            <text:p text:style-name="P118"><text:span text:style-name="Descr_5f_dtype">(bool)</text:span><text:span text:style-name="Descr"><text:span text:style-name="T131"> </text:span></text:span><text:span text:style-name="Descr"><text:span text:style-name="T69">Is Level wrap</text:span></text:span></text:p>
          </table:table-cell>
        </table:table-row>
        <table:table-row>
          <table:table-cell table:style-name="Таблица2.A2" office:value-type="string">
            <text:p text:style-name="P23">#TRUE#</text:p>
          </table:table-cell>
          <table:table-cell table:style-name="Таблица2.B2" office:value-type="string">
            <text:p text:style-name="P119"><text:span text:style-name="Descr_5f_dtype">(bool)</text:span><text:span text:style-name="Descr"><text:span text:style-name="T132"> </text:span></text:span><text:span text:style-name="Descr"><text:span text:style-name="T69">enable Off </text:span></text:span><text:span text:style-name="Descr"><text:span text:style-name="T117">S</text:span></text:span><text:span text:style-name="Descr"><text:span text:style-name="T69">creen exit</text:span></text:span></text:p>
          </table:table-cell>
        </table:table-row>
        <table:table-row>
          <table:table-cell table:style-name="Таблица2.A2" office:value-type="string">
            <text:p text:style-name="P21">13</text:p>
          </table:table-cell>
          <table:table-cell table:style-name="Таблица2.B2" office:value-type="string">
            <text:p text:style-name="P117"><text:span text:style-name="Descr_5f_dtype">(unsigned int)</text:span><text:span text:style-name="Descr"><text:span text:style-name="T132"> </text:span></text:span><text:span text:style-name="Descr"><text:span text:style-name="T69">Background number</text:span></text:span></text:p>
          </table:table-cell>
        </table:table-row>
        <table:table-row>
          <table:table-cell table:style-name="Таблица2.A2" office:value-type="string">
            <text:p text:style-name="P23">#FALSE#</text:p>
          </table:table-cell>
          <table:table-cell table:style-name="Таблица2.B2" office:value-type="string">
            <text:p text:style-name="P119"><text:span text:style-name="Descr_5f_dtype">(bool)</text:span><text:span text:style-name="Descr"><text:span text:style-name="T133"> </text:span></text:span><text:span text:style-name="Descr"><text:span text:style-name="T69">No turn back</text:span></text:span></text:p>
          </table:table-cell>
        </table:table-row>
        <table:table-row>
          <table:table-cell table:style-name="Таблица2.A2" office:value-type="string">
            <text:p text:style-name="P23">#TRUE#</text:p>
          </table:table-cell>
          <table:table-cell table:style-name="Таблица2.B2" office:value-type="string">
            <text:p text:style-name="P119"><text:span text:style-name="Descr_5f_dtype">(bool)</text:span><text:span text:style-name="Descr"><text:span text:style-name="T133"> </text:span></text:span><text:span text:style-name="Descr"><text:span text:style-name="T69">Under water<text:tab/></text:span></text:span><text:span text:style-name="Descr"><text:span text:style-name="T241">(&gt;=</text:span></text:span><text:span text:style-name="Descr"><text:span text:style-name="T242">32</text:span></text:span><text:span text:style-name="Descr"><text:span text:style-name="T241">)</text:span></text:span></text:p>
          </table:table-cell>
        </table:table-row>
        <table:table-row>
          <table:table-cell table:style-name="Таблица2.A2" office:value-type="string">
            <text:p text:style-name="P119"><text:span text:style-name="T139">"</text:span><text:span text:style-name="T141">somefile.mp3</text:span><text:span text:style-name="T139">"</text:span></text:p>
          </table:table-cell>
          <table:table-cell table:style-name="Таблица2.B2" office:value-type="string">
            <text:p text:style-name="P119"><text:span text:style-name="Descr_5f_dtype">(string)</text:span><text:span text:style-name="Descr"><text:span text:style-name="T133"> </text:span></text:span><text:span text:style-name="Descr"><text:span text:style-name="T69">Cust</text:span></text:span><text:span text:style-name="Descr"><text:span text:style-name="T77">o</text:span></text:span><text:span text:style-name="Descr"><text:span text:style-name="T69">m music file<text:tab/></text:span></text:span><text:span text:style-name="Descr_5f_FileFormatLimit"><text:span text:style-name="T207">(&gt;=2</text:span></text:span><text:span text:style-name="Descr_5f_FileFormatLimit"><text:span text:style-name="T208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24"><text:span text:style-name="T228">(</text:span><text:span text:style-name="T227">End loop)</text:span></text:p>
          </table:table-cell>
          <table:covered-table-cell/>
        </table:table-row>
      </table:table>
      <text:p text:style-name="P147"><text:span text:style-name="Descr_5f_ttl"><text:span text:style-name="T69"/></text:span></text:p>
      <text:p text:style-name="P124"><text:span text:style-name="Descr_5f_ttl"><text:span text:style-name="T69">Player start </text:span></text:span><text:span text:style-name="Descr_5f_ttl"><text:span text:style-name="T124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-199996</text:p>
          </table:table-cell>
          <table:table-cell table:style-name="Таблица3.B1" office:value-type="string">
            <text:p text:style-name="P126"><text:span text:style-name="Descr_5f_dtype">(long)</text:span><text:span text:style-name="Descr"><text:span text:style-name="T133"> </text:span></text:span><text:span text:style-name="Descr"><text:span text:style-name="T69">First player Position x </text:span></text:span><text:span text:style-name="Descr"><text:span text:style-name="T78">(+left/-right)</text:span></text:span><text:span text:style-name="Descr"><text:span text:style-name="T69"> (0 – player poin</text:span></text:span><text:span text:style-name="Descr"><text:span text:style-name="T115">t</text:span></text:span><text:span text:style-name="Descr"><text:span text:style-name="T69"> </text:span></text:span><text:span text:style-name="Descr"><text:span text:style-name="T115">isn't set</text:span></text:span><text:span text:style-name="Descr"><text:span text:style-name="T69">) </text:span></text:span></text:p>
          </table:table-cell>
        </table:table-row>
        <table:table-row>
          <table:table-cell table:style-name="Таблица3.A2" office:value-type="string">
            <text:p text:style-name="P24">-200600</text:p>
          </table:table-cell>
          <table:table-cell table:style-name="Таблица3.B2" office:value-type="string">
            <text:p text:style-name="P126"><text:span text:style-name="Descr_5f_dtype">(long)</text:span><text:span text:style-name="Descr"><text:span text:style-name="T133"> </text:span></text:span><text:span text:style-name="Descr"><text:span text:style-name="T69">First player </text:span></text:span><text:span text:style-name="Descr"><text:span text:style-name="T116">Position</text:span></text:span><text:span text:style-name="Descr"><text:span text:style-name="T69"> y </text:span></text:span><text:span text:style-name="Descr"><text:span text:style-name="T79">(+up/-down) </text:span></text:span><text:span text:style-name="Descr"><text:span text:style-name="T69">(0 – player poin</text:span></text:span><text:span text:style-name="Descr"><text:span text:style-name="T115">t</text:span></text:span><text:span text:style-name="Descr"><text:span text:style-name="T69"> </text:span></text:span><text:span text:style-name="Descr"><text:span text:style-name="T115">isn't set</text:span></text:span><text:span text:style-name="Descr"><text:span text:style-name="T69">) </text:span></text:span></text:p>
          </table:table-cell>
        </table:table-row>
        <table:table-row>
          <table:table-cell table:style-name="Таблица3.A2" office:value-type="string">
            <text:p text:style-name="P24">24</text:p>
          </table:table-cell>
          <table:table-cell table:style-name="Таблица3.B2" office:value-type="string">
            <text:p text:style-name="P126"><text:span text:style-name="Descr_5f_dtype">(unsigned int)</text:span><text:span text:style-name="Descr"><text:span text:style-name="T133"> </text:span></text:span><text:span text:style-name="Descr"><text:span text:style-name="T114">Width of </text:span></text:span><text:span text:style-name="Descr"><text:span text:style-name="T146">character </text:span></text:span><text:span text:style-name="Descr"><text:span text:style-name="T69">(0 – is is first player poin</text:span></text:span><text:span text:style-name="Descr"><text:span text:style-name="T115">t</text:span></text:span><text:span text:style-name="Descr"><text:span text:style-name="T69"> </text:span></text:span><text:span text:style-name="Descr"><text:span text:style-name="T115">isn't set</text:span></text:span><text:span text:style-name="Descr"><text:span text:style-name="T69">)</text:span></text:span></text:p>
          </table:table-cell>
        </table:table-row>
        <table:table-row>
          <table:table-cell table:style-name="Таблица3.A2" office:value-type="string">
            <text:p text:style-name="P24">54</text:p>
          </table:table-cell>
          <table:table-cell table:style-name="Таблица3.B2" office:value-type="string">
            <text:p text:style-name="P127"><text:span text:style-name="Descr_5f_dtype">(unsigned int)</text:span><text:span text:style-name="Descr"><text:span text:style-name="T133"> </text:span></text:span><text:span text:style-name="Descr"><text:span text:style-name="T69">Height of character (0 – is is first player poin</text:span></text:span><text:span text:style-name="Descr"><text:span text:style-name="T115">t</text:span></text:span><text:span text:style-name="Descr"><text:span text:style-name="T69"> </text:span></text:span><text:span text:style-name="Descr"><text:span text:style-name="T115">isn't set</text:span></text:span><text:span text:style-name="Descr"><text:span text:style-name="T69">) </text:span></text:span></text:p>
          </table:table-cell>
        </table:table-row>
        <table:table-row>
          <table:table-cell table:style-name="Таблица3.A2" office:value-type="string">
            <text:p text:style-name="P24">-199242</text:p>
          </table:table-cell>
          <table:table-cell table:style-name="Таблица3.B2" office:value-type="string">
            <text:p text:style-name="P126"><text:span text:style-name="Descr_5f_dtype">(long)</text:span><text:span text:style-name="Descr"><text:span text:style-name="T133"> </text:span></text:span><text:span text:style-name="Descr"><text:span text:style-name="T69">Second player Position x (0 – player poin</text:span></text:span><text:span text:style-name="Descr"><text:span text:style-name="T115">t</text:span></text:span><text:span text:style-name="Descr"><text:span text:style-name="T69"> </text:span></text:span><text:span text:style-name="Descr"><text:span text:style-name="T115">isn't set</text:span></text:span><text:span text:style-name="Descr"><text:span text:style-name="T69">) </text:span></text:span></text:p>
          </table:table-cell>
        </table:table-row>
        <table:table-row>
          <table:table-cell table:style-name="Таблица3.A2" office:value-type="string">
            <text:p text:style-name="P24">-200068</text:p>
          </table:table-cell>
          <table:table-cell table:style-name="Таблица3.B2" office:value-type="string">
            <text:p text:style-name="P126"><text:span text:style-name="Descr_5f_dtype">(long)</text:span><text:span text:style-name="Descr"><text:span text:style-name="T133"> </text:span></text:span><text:span text:style-name="Descr"><text:span text:style-name="T69">Second player </text:span></text:span><text:span text:style-name="Descr"><text:span text:style-name="T116">Position</text:span></text:span><text:span text:style-name="Descr"><text:span text:style-name="T69"> y (0 – player poin</text:span></text:span><text:span text:style-name="Descr"><text:span text:style-name="T115">t</text:span></text:span><text:span text:style-name="Descr"><text:span text:style-name="T69"> </text:span></text:span><text:span text:style-name="Descr"><text:span text:style-name="T115">isn't set</text:span></text:span><text:span text:style-name="Descr"><text:span text:style-name="T69">) </text:span></text:span></text:p>
          </table:table-cell>
        </table:table-row>
        <table:table-row>
          <table:table-cell table:style-name="Таблица3.A2" office:value-type="string">
            <text:p text:style-name="P24">24</text:p>
          </table:table-cell>
          <table:table-cell table:style-name="Таблица3.B2" office:value-type="string">
            <text:p text:style-name="P126"><text:span text:style-name="Descr_5f_dtype">(unsigned int)</text:span><text:span text:style-name="Descr"><text:span text:style-name="T133"> </text:span></text:span><text:span text:style-name="Descr"><text:span text:style-name="T114">Width of </text:span></text:span><text:span text:style-name="Descr"><text:span text:style-name="T146">character </text:span></text:span><text:span text:style-name="Descr"><text:span text:style-name="T69">(0 – is is second player poin</text:span></text:span><text:span text:style-name="Descr"><text:span text:style-name="T115">t</text:span></text:span><text:span text:style-name="Descr"><text:span text:style-name="T69"> </text:span></text:span><text:span text:style-name="Descr"><text:span text:style-name="T115">isn't set</text:span></text:span><text:span text:style-name="Descr"><text:span text:style-name="T69">)</text:span></text:span></text:p>
          </table:table-cell>
        </table:table-row>
        <table:table-row>
          <table:table-cell table:style-name="Таблица3.A2" office:value-type="string">
            <text:p text:style-name="P24">60</text:p>
          </table:table-cell>
          <table:table-cell table:style-name="Таблица3.B2" office:value-type="string">
            <text:p text:style-name="P127"><text:span text:style-name="Descr_5f_dtype">(unsigned int)</text:span><text:span text:style-name="Descr"><text:span text:style-name="T133"> </text:span></text:span><text:span text:style-name="Descr"><text:span text:style-name="T69">Height of character (0 – is is second player poin</text:span></text:span><text:span text:style-name="Descr"><text:span text:style-name="T115">t</text:span></text:span><text:span text:style-name="Descr"><text:span text:style-name="T69"> </text:span></text:span><text:span text:style-name="Descr"><text:span text:style-name="T115">isn't set</text:span></text:span><text:span text:style-name="Descr"><text:span text:style-name="T69">)</text:span></text:span></text:p>
          </table:table-cell>
        </table:table-row>
      </table:table>
      <text:p text:style-name="P126"><text:span text:style-name="Descr"><text:span text:style-name="T69"/></text:span></text:p>
      <text:p text:style-name="P126"><text:span text:style-name="Descr"><text:span text:style-name="T69"/></text:span></text:p>
      <text:p text:style-name="P69"/>
      <text:p text:style-name="P141"><text:span text:style-name="Descr_5f_ttl"><text:span text:style-name="T69">Blocks</text:span></text:span></text:p>
      <text:p text:style-name="P69"><text:span text:style-name="Descr_5f_ttl"><text:span text:style-name="T69"/></text:span></text:p>
      <text:p text:style-name="P70"><text:span text:style-name="Descr_5f_ttl"><text:span text:style-name="T69">For every block making this description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1"><text:span text:style-name="Descr_5f_loop"><text:span text:style-name="T69">(Loop = how much blocks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5">-241408</text:p>
          </table:table-cell>
          <table:table-cell table:style-name="Таблица4.B2" office:value-type="string">
            <text:p text:style-name="P65"><text:span text:style-name="Descr_5f_dtype">(long)</text:span><text:span text:style-name="Descr"><text:span text:style-name="T134"> </text:span></text:span><text:span text:style-name="Descr"><text:span text:style-name="T69">Block position x</text:span></text:span></text:p>
          </table:table-cell>
        </table:table-row>
        <table:table-row>
          <table:table-cell table:style-name="Таблица4.A2" office:value-type="string">
            <text:p text:style-name="P25">-180512</text:p>
          </table:table-cell>
          <table:table-cell table:style-name="Таблица4.B2" office:value-type="string">
            <text:p text:style-name="P65"><text:span text:style-name="Descr_5f_dtype">(long)</text:span><text:span text:style-name="Descr"><text:span text:style-name="T135"> </text:span></text:span><text:span text:style-name="Descr"><text:span text:style-name="T69">Block position y</text:span></text:span></text:p>
          </table:table-cell>
        </table:table-row>
        <table:table-row>
          <table:table-cell table:style-name="Таблица4.A2" office:value-type="string">
            <text:p text:style-name="P25">32</text:p>
          </table:table-cell>
          <table:table-cell table:style-name="Таблица4.B2" office:value-type="string">
            <text:p text:style-name="P65"><text:span text:style-name="Descr_5f_dtype">(unsigned int)</text:span><text:span text:style-name="Descr"><text:span text:style-name="T135"> </text:span></text:span><text:span text:style-name="Descr"><text:span text:style-name="T69">Height</text:span></text:span><text:span text:style-name="T80"> </text:span></text:p>
          </table:table-cell>
        </table:table-row>
        <table:table-row>
          <table:table-cell table:style-name="Таблица4.A2" office:value-type="string">
            <text:p text:style-name="P25">32</text:p>
          </table:table-cell>
          <table:table-cell table:style-name="Таблица4.B2" office:value-type="string">
            <text:p text:style-name="P66"><text:span text:style-name="Descr_5f_dtype">(unsigned int) </text:span><text:span text:style-name="Descr"><text:span text:style-name="T69">Width</text:span></text:span></text:p>
          </table:table-cell>
        </table:table-row>
        <table:table-row>
          <table:table-cell table:style-name="Таблица4.A2" office:value-type="string">
            <text:p text:style-name="P25">63</text:p>
          </table:table-cell>
          <table:table-cell table:style-name="Таблица4.B2" office:value-type="string">
            <text:p text:style-name="P66"><text:span text:style-name="Descr_5f_dtype">(unsigned int) </text:span><text:span text:style-name="Descr"><text:span text:style-name="T138">Block ID</text:span></text:span></text:p>
          </table:table-cell>
        </table:table-row>
        <table:table-row>
          <table:table-cell table:style-name="Таблица4.A2" office:value-type="string">
            <text:p text:style-name="P25">0</text:p>
          </table:table-cell>
          <table:table-cell table:style-name="Таблица4.B2" office:value-type="string">
            <text:p text:style-name="P66"><text:span text:style-name="Descr_5f_dtype">(unsigned int) </text:span><text:span text:style-name="Descr"><text:span text:style-name="T69">Containing NPC num</text:span></text:span><text:span text:style-name="Descr"><text:span text:style-name="T120">b</text:span></text:span><text:span text:style-name="Descr"><text:span text:style-name="T69">er </text:span></text:span><text:span text:style-name="Descr"><text:span text:style-name="T130">0 – empty, <text:line-break/>-99 coins 1000+npc_id – NPC</text:span></text:span></text:p>
          </table:table-cell>
        </table:table-row>
        <table:table-row>
          <table:table-cell table:style-name="Таблица4.A2" office:value-type="string">
            <text:p text:style-name="P25">#FALSE#</text:p>
          </table:table-cell>
          <table:table-cell table:style-name="Таблица4.B2" office:value-type="string">
            <text:p text:style-name="P67"><text:span text:style-name="Descr_5f_dtype">(bool)</text:span><text:span text:style-name="Descr"><text:span text:style-name="T69"> Invisible</text:span></text:span></text:p>
          </table:table-cell>
        </table:table-row>
        <table:table-row>
          <table:table-cell table:style-name="Таблица4.A2" office:value-type="string">
            <text:p text:style-name="P25">#TRUE#</text:p>
          </table:table-cell>
          <table:table-cell table:style-name="Таблица4.B2" office:value-type="string">
            <text:p text:style-name="P67"><text:span text:style-name="Descr_5f_dtype">(bool)</text:span><text:span text:style-name="Descr"><text:span text:style-name="T69"> Slippery<text:tab/></text:span></text:span><text:span text:style-name="Descr_5f_FileFormatLimit"><text:span text:style-name="T207">(&gt;=6</text:span></text:span><text:span text:style-name="Descr_5f_FileFormatLimit"><text:span text:style-name="T220">2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4.A2" office:value-type="string">
            <text:p text:style-name="P25">"Default"</text:p>
          </table:table-cell>
          <table:table-cell table:style-name="Таблица4.B2" office:value-type="string">
            <text:p text:style-name="P67"><text:span text:style-name="Descr_5f_dtype">(</text:span><text:span text:style-name="Descr_5f_dtype"><text:span text:style-name="T245">string</text:span></text:span><text:span text:style-name="Descr_5f_dtype">)</text:span><text:span text:style-name="Descr"><text:span text:style-name="T69"> Layer </text:span></text:span><text:span text:style-name="Descr"><text:span text:style-name="T81">name<text:tab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4.A2" office:value-type="string">
            <text:p text:style-name="P65"><text:span text:style-name="T69">"</text:span><text:span text:style-name="T82">BlockDestroy</text:span><text:span text:style-name="T69">"</text:span></text:p>
          </table:table-cell>
          <table:table-cell table:style-name="Таблица4.B2" office:value-type="string">
            <text:p text:style-name="P67"><text:span text:style-name="Descr_5f_dtype">(</text:span><text:span text:style-name="Descr_5f_dtype"><text:span text:style-name="T245">string</text:span></text:span><text:span text:style-name="Descr_5f_dtype">)</text:span><text:span text:style-name="Descr"><text:span text:style-name="T69"> Block destroy event name<text:tab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4.A2" office:value-type="string">
            <text:p text:style-name="P65"><text:span text:style-name="T69">"</text:span><text:span text:style-name="T82">hitme</text:span><text:span text:style-name="T69">"</text:span></text:p>
          </table:table-cell>
          <table:table-cell table:style-name="Таблица4.B2" office:value-type="string">
            <text:p text:style-name="P68"><text:span text:style-name="Descr_5f_dtype">(</text:span><text:span text:style-name="Descr_5f_dtype"><text:span text:style-name="T245">string</text:span></text:span><text:span text:style-name="Descr_5f_dtype">)</text:span><text:span text:style-name="Descr"><text:span text:style-name="T69"> Block hit event name<text:tab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4.A2" office:value-type="string">
            <text:p text:style-name="P65"><text:span text:style-name="T69">"</text:span><text:span text:style-name="T82">NoMore</text:span><text:span text:style-name="T69">"</text:span></text:p>
          </table:table-cell>
          <table:table-cell table:style-name="Таблица4.B2" office:value-type="string">
            <text:p text:style-name="P68"><text:span text:style-name="Descr_5f_dtype">(</text:span><text:span text:style-name="Descr_5f_dtype"><text:span text:style-name="T245">string</text:span></text:span><text:span text:style-name="Descr_5f_dtype">)</text:span><text:span text:style-name="Descr"><text:span text:style-name="T69"> "No more object in layer" event<text:tab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81"><text:span text:style-name="Descr_5f_loop"><text:span text:style-name="T69">(Loop end)</text:span></text:span></text:p>
          </table:table-cell>
          <table:covered-table-cell/>
        </table:table-row>
      </table:table>
      <text:p text:style-name="P78"><text:span text:style-name="Descr_5f_ttl"><text:span text:style-name="T262">Note: </text:span></text:span><text:span text:style-name="Descr_5f_ttl"><text:span text:style-name="T259">Array must be sorted by x and by y;</text:span></text:span></text:p>
      <text:p text:style-name="P80"><text:span text:style-name="Descr_5f_ttl"><text:span text:style-name="T83">Marker between </text:span></text:span><text:span text:style-name="Descr_5f_ttl"><text:span text:style-name="T69">Backgrounds </text:span></text:span><text:span text:style-name="Descr_5f_ttl"><text:span text:style-name="T83">an</text:span></text:span><text:span text:style-name="Descr_5f_ttl"><text:span text:style-name="T129">d</text:span></text:span><text:span text:style-name="Descr_5f_ttl"><text:span text:style-name="T83"> blocks</text:span></text:span><text:span text:style-name="Descr_5f_ttl"><text:span text:style-name="T69">:</text:span></text:span></text:p>
      <text:p text:style-name="P4">"next"</text:p>
      <text:p text:style-name="P90"><text:span text:style-name="Descr_5f_ttl"><text:span text:style-name="T69"/></text:span></text:p>
      <text:p text:style-name="P163"><text:span text:style-name="Descr_5f_ttl"><text:span text:style-name="T69"/></text:span></text:p>
      <text:p text:style-name="P148"><text:span text:style-name="Descr_5f_ttl"><text:span text:style-name="T69">Background </text:span></text:span><text:span text:style-name="Descr_5f_ttl"><text:span text:style-name="T113">objects</text:span></text:span><text:span text:style-name="Descr_5f_ttl"><text:span text:style-name="T69"> descriptions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2"><text:span text:style-name="Descr_5f_loop"><text:span text:style-name="T69">(Loop = how much </text:span></text:span><text:span text:style-name="Descr_5f_loop"><text:span text:style-name="T84">backgrounds </text:span></text:span><text:span text:style-name="Descr_5f_loop"><text:span text:style-name="T69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4">-199808</text:p>
          </table:table-cell>
          <table:table-cell table:style-name="Таблица5.B2" office:value-type="string">
            <text:p text:style-name="P96"><text:span text:style-name="Descr_5f_dtype">(</text:span><text:span text:style-name="Descr_5f_dtype"><text:span text:style-name="T246">long</text:span></text:span><text:span text:style-name="Descr_5f_dtype">)</text:span><text:span text:style-name="Descr"><text:span text:style-name="T69"> Position x</text:span></text:span></text:p>
          </table:table-cell>
        </table:table-row>
        <table:table-row>
          <table:table-cell table:style-name="Таблица5.A2" office:value-type="string">
            <text:p text:style-name="P4">-200480</text:p>
          </table:table-cell>
          <table:table-cell table:style-name="Таблица5.B2" office:value-type="string">
            <text:p text:style-name="P96"><text:span text:style-name="Descr_5f_dtype">(</text:span><text:span text:style-name="Descr_5f_dtype"><text:span text:style-name="T246">long</text:span></text:span><text:span text:style-name="Descr_5f_dtype">)</text:span><text:span text:style-name="Descr"><text:span text:style-name="T69"> Position y</text:span></text:span></text:p>
          </table:table-cell>
        </table:table-row>
        <table:table-row>
          <table:table-cell table:style-name="Таблица5.A2" office:value-type="string">
            <text:p text:style-name="P4">15</text:p>
          </table:table-cell>
          <table:table-cell table:style-name="Таблица5.B2" office:value-type="string">
            <text:p text:style-name="P96"><text:span text:style-name="Descr_5f_dtype">(</text:span><text:span text:style-name="Descr_5f_dtype"><text:span text:style-name="T246">unsigned int</text:span></text:span><text:span text:style-name="Descr_5f_dtype">)</text:span><text:span text:style-name="Descr"><text:span text:style-name="T69"> Background-1 number</text:span></text:span></text:p>
          </table:table-cell>
        </table:table-row>
        <table:table-row>
          <table:table-cell table:style-name="Таблица5.A2" office:value-type="string">
            <text:p text:style-name="P26">"Default"</text:p>
          </table:table-cell>
          <table:table-cell table:style-name="Таблица5.B2" office:value-type="string">
            <text:p text:style-name="P96"><text:span text:style-name="Descr_5f_dtype">(</text:span><text:span text:style-name="Descr_5f_dtype"><text:span text:style-name="T245">string</text:span></text:span><text:span text:style-name="Descr_5f_dtype">)</text:span><text:span text:style-name="Descr"><text:span text:style-name="T69"> Layer name<text:tab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82"><text:span text:style-name="Descr_5f_loop"><text:span text:style-name="T69">(Loop end)</text:span></text:span></text:p>
          </table:table-cell>
          <table:covered-table-cell/>
        </table:table-row>
      </table:table>
      <text:p text:style-name="P79"><text:span text:style-name="Descr_5f_ttl"><text:span text:style-name="T262">Note</text:span></text:span><text:span text:style-name="Descr_5f_ttl"><text:span text:style-name="T263">: </text:span></text:span><text:span text:style-name="Descr_5f_ttl"><text:span text:style-name="T259">Array must be sorted by x and by y </text:span></text:span><text:span text:style-name="Descr_5f_ttl"><text:span text:style-name="T260">and grouped by special priory </text:span></text:span><text:span text:style-name="Descr_5f_ttl"><text:span text:style-name="T261">by ID</text:span></text:span><text:span text:style-name="Descr_5f_ttl"><text:span text:style-name="T259">;</text:span></text:span></text:p>
      <text:p text:style-name="P82"><text:span text:style-name="Descr_5f_ttl"><text:span text:style-name="T83">Marker between NPC</text:span></text:span><text:span text:style-name="Descr_5f_ttl"><text:span text:style-name="T69"> </text:span></text:span><text:span text:style-name="Descr_5f_ttl"><text:span text:style-name="T83">an</text:span></text:span><text:span text:style-name="Descr_5f_ttl"><text:span text:style-name="T129">d</text:span></text:span><text:span text:style-name="Descr_5f_ttl"><text:span text:style-name="T83"> </text:span></text:span><text:span text:style-name="Descr_5f_ttl"><text:span text:style-name="T69">Backgrounds:</text:span></text:span></text:p>
      <text:p text:style-name="P5">"next"</text:p>
      <text:p text:style-name="P91"><text:span text:style-name="Descr_5f_ttl"><text:span text:style-name="T85"/></text:span></text:p>
      <text:p text:style-name="P91"/>
      <text:p text:style-name="P142"><text:span text:style-name="Descr_5f_ttl"><text:span text:style-name="T85">NCP </text:span></text:span><text:span text:style-name="Descr_5f_ttl"><text:span text:style-name="T69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74"><text:span text:style-name="Descr_5f_loop"><text:span text:style-name="T69">(Loop = how much </text:span></text:span><text:span text:style-name="Descr_5f_loop"><text:span text:style-name="T85">NPSs </text:span></text:span><text:span text:style-name="Descr_5f_loop"><text:span text:style-name="T69">in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7">-199966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7">long</text:span></text:span><text:span text:style-name="Descr_5f_dtype">)</text:span><text:span text:style-name="Descr"><text:span text:style-name="T69"> Position x<text:tab/></text:span></text:span></text:p>
          </table:table-cell>
        </table:table-row>
        <table:table-row>
          <table:table-cell table:style-name="Таблица6.A2" office:value-type="string">
            <text:p text:style-name="P27">-200480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69"> Position y</text:span></text:span></text:p>
          </table:table-cell>
        </table:table-row>
        <table:table-row>
          <table:table-cell table:style-name="Таблица6.A2" office:value-type="string">
            <text:p text:style-name="P27">-1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3">int</text:span></text:span><text:span text:style-name="Descr_5f_dtype">)</text:span><text:span text:style-name="Descr"><text:span text:style-name="T185"> </text:span></text:span><text:span text:style-name="Descr"><text:span text:style-name="T196">[</text:span></text:span><text:span text:style-name="Descr"><text:span text:style-name="T185">-1</text:span></text:span><text:span text:style-name="Descr"><text:span text:style-name="T196">]</text:span></text:span><text:span text:style-name="Descr"><text:span text:style-name="T185"> left, </text:span></text:span><text:span text:style-name="Descr"><text:span text:style-name="T196">[</text:span></text:span><text:span text:style-name="Descr"><text:span text:style-name="T185">0</text:span></text:span><text:span text:style-name="Descr"><text:span text:style-name="T196">]</text:span></text:span><text:span text:style-name="Descr"><text:span text:style-name="T185"> random/</text:span></text:span><text:span text:style-name="Descr"><text:span text:style-name="T195">none</text:span></text:span><text:span text:style-name="Descr"><text:span text:style-name="T185">, </text:span></text:span><text:span text:style-name="Descr"><text:span text:style-name="T196">[</text:span></text:span><text:span text:style-name="Descr"><text:span text:style-name="T185">1</text:span></text:span><text:span text:style-name="Descr"><text:span text:style-name="T196">]</text:span></text:span><text:span text:style-name="Descr"><text:span text:style-name="T185"> right</text:span></text:span></text:p>
          </table:table-cell>
        </table:table-row>
        <table:table-row>
          <table:table-cell table:style-name="Таблица6.A2" office:value-type="string">
            <text:p text:style-name="P37">91</text:p>
          </table:table-cell>
          <table:table-cell table:style-name="Таблица6.B2" office:value-type="string">
            <text:p text:style-name="P109"><text:span text:style-name="Descr_5f_dtype">(</text:span><text:span text:style-name="Descr_5f_dtype"><text:span text:style-name="T23">unsigned int</text:span></text:span><text:span text:style-name="Descr_5f_dtype">)</text:span><text:span text:style-name="Descr"><text:span text:style-name="T69"> </text:span></text:span><text:span text:style-name="Descr"><text:span text:style-name="T142">NPC </text:span></text:span><text:span text:style-name="Descr"><text:span text:style-name="T143">number<text:tab/></text:span></text:span></text:p>
          </table:table-cell>
        </table:table-row>
        <table:table-row>
          <table:table-cell table:style-name="Таблица6.A6" office:value-type="string">
            <text:p text:style-name="P100"><text:span text:style-name="Descr_5f_special"><text:span text:style-name="T185">71</text:span></text:span></text:p>
          </table:table-cell>
          <table:table-cell table:style-name="Таблица6.B6" office:value-type="string">
            <text:p text:style-name="P106"><text:span text:style-name="Descr_5f_dtype"><text:span text:style-name="T248">(</text:span></text:span><text:span text:style-name="Descr_5f_dtype"><text:span text:style-name="T24">int</text:span></text:span><text:span text:style-name="Descr_5f_dtype"><text:span text:style-name="T248">)</text:span></text:span><text:span text:style-name="Descr"><text:span text:style-name="T199"> Special option:<text:tab/></text:span></text:span><text:span text:style-name="Descr_5f_FileFormatLimit"><text:span text:style-name="T200">(&gt;=</text:span></text:span><text:span text:style-name="Descr_5f_FileFormatLimit"><text:span text:style-name="T201">10</text:span></text:span><text:span text:style-name="Descr_5f_FileFormatLimit"><text:span text:style-name="T200">)</text:span></text:span></text:p>
          </table:table-cell>
        </table:table-row>
        <table:table-row>
          <table:table-cell table:style-name="Таблица6.A6" office:value-type="string">
            <text:p text:style-name="P100"><text:span text:style-name="Descr"><text:span text:style-name="T181"/></text:span></text:p>
          </table:table-cell>
          <table:table-cell table:style-name="Таблица6.B6" office:value-type="string">
            <text:p text:style-name="P100"><text:span text:style-name="Descr"><text:span text:style-name="T181">Included NPC: using only if NPS is<text:tab/></text:span></text:span></text:p>
          </table:table-cell>
        </table:table-row>
        <table:table-row>
          <table:table-cell table:style-name="Таблица6.A6" office:value-type="string">
            <text:p text:style-name="P101"><text:span text:style-name="Descr"><text:span text:style-name="T185"/></text:span></text:p>
          </table:table-cell>
          <table:table-cell table:style-name="Таблица6.B6" office:value-type="string">
            <text:p text:style-name="P101"><text:span text:style-name="Descr"><text:span text:style-name="T185">Buuble</text:span></text:span><text:span text:style-name="Descr"><text:span text:style-name="T186">(283)</text:span></text:span><text:span text:style-name="Descr"><text:span text:style-name="T185">/Burred</text:span></text:span><text:span text:style-name="Descr"><text:span text:style-name="T187">(91)</text:span></text:span><text:span text:style-name="Descr"><text:span text:style-name="T185">/Lakitu</text:span></text:span><text:span text:style-name="Descr"><text:span text:style-name="T188">(284)</text:span></text:span><text:span text:style-name="Descr"><text:span text:style-name="T185">/Egg</text:span></text:span><text:span text:style-name="Descr"><text:span text:style-name="T189">(96)</text:span></text:span></text:p>
          </table:table-cell>
        </table:table-row>
        <table:table-row>
          <table:table-cell table:style-name="Таблица6.A6" office:value-type="string">
            <text:p text:style-name="P102"><text:span text:style-name="Descr"><text:span text:style-name="T185"/></text:span></text:p>
          </table:table-cell>
          <table:table-cell table:style-name="Таблица6.B6" office:value-type="string">
            <text:p text:style-name="P102"><text:span text:style-name="Descr"><text:span text:style-name="T182">CoopaTroopa </text:span></text:span><text:span text:style-name="Descr"><text:span text:style-name="T184">alrorithm</text:span></text:span><text:span text:style-name="Descr"><text:span text:style-name="T182">:</text:span></text:span></text:p>
          </table:table-cell>
        </table:table-row>
        <table:table-row>
          <table:table-cell table:style-name="Таблица6.A6" office:value-type="string">
            <text:p text:style-name="P102"><text:span text:style-name="Descr"><text:span text:style-name="T190"/></text:span></text:p>
          </table:table-cell>
          <table:table-cell table:style-name="Таблица6.B6" office:value-type="string">
            <text:p text:style-name="P102"><text:span text:style-name="Descr"><text:span text:style-name="T190">0 chase, 1 jump, 2 hover L/R, 3 hover U/D, </text:span></text:span><text:span text:style-name="Descr"><text:span text:style-name="T198">&gt;4 idle in air</text:span></text:span></text:p>
          </table:table-cell>
        </table:table-row>
        <table:table-row>
          <table:table-cell table:style-name="Таблица6.A6" office:value-type="string">
            <text:p text:style-name="P102"><text:span text:style-name="Descr"><text:span text:style-name="T185"/></text:span></text:p>
          </table:table-cell>
          <table:table-cell table:style-name="Таблица6.B6" office:value-type="string">
            <text:p text:style-name="P178"><text:span text:style-name="Descr"><text:span text:style-name="T182">Cheap-cheap </text:span></text:span><text:span text:style-name="Descr"><text:span text:style-name="T184">alrorithm</text:span></text:span><text:span text:style-name="Descr"><text:span text:style-name="T182">:</text:span></text:span></text:p>
          </table:table-cell>
        </table:table-row>
        <table:table-row>
          <table:table-cell table:style-name="Таблица6.A6" office:value-type="string">
            <text:p text:style-name="P102"><text:span text:style-name="Descr"><text:span text:style-name="T185"/></text:span></text:p>
          </table:table-cell>
          <table:table-cell table:style-name="Таблица6.B6" office:value-type="string">
            <text:p text:style-name="P102"><text:span text:style-name="Descr"><text:span text:style-name="T190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03"><text:span text:style-name="Descr"><text:span text:style-name="T185"/></text:span></text:p>
          </table:table-cell>
          <table:table-cell table:style-name="Таблица6.B6" office:value-type="string">
            <text:p text:style-name="P103"><text:span text:style-name="Descr"><text:span text:style-name="T183">Firebar position (</text:span></text:span><text:span text:style-name="Descr"><text:span text:style-name="T155">NPC 260</text:span></text:span><text:span text:style-name="Descr"><text:span text:style-name="T183">) </text:span></text:span><text:span text:style-name="Descr"><text:span text:style-name="T156">0-32</text:span></text:span></text:p>
          </table:table-cell>
        </table:table-row>
        <table:table-row>
          <table:table-cell table:style-name="Таблица6.A6" office:value-type="string">
            <text:p text:style-name="P103"/>
          </table:table-cell>
          <table:table-cell table:style-name="Таблица6.B6" office:value-type="string">
            <text:p text:style-name="P179"><text:span text:style-name="Descr"><text:span text:style-name="T48">Warp to section:</text:span></text:span><text:span text:style-name="Descr"> -</text:span><text:span text:style-name="Descr"><text:span text:style-name="T264">1-20 (Section number -1)</text:span></text:span></text:p>
          </table:table-cell>
        </table:table-row>
        <table:table-row>
          <table:table-cell table:style-name="Таблица6.A6" office:value-type="string">
            <text:p text:style-name="P179"><text:span text:style-name="Descr_5f_special">12</text:span></text:p>
          </table:table-cell>
          <table:table-cell table:style-name="Таблица6.B6" office:value-type="string">
            <text:p text:style-name="P179"><text:span text:style-name="Descr_5f_dtype">(int)</text:span><text:span text:style-name="Descr"> </text:span><text:span text:style-name="Descr"><text:span text:style-name="T248">Second special option:</text:span></text:span><text:span text:style-name="Descr"> </text:span><text:span text:style-name="Descr"><text:span text:style-name="T55">(Only for NPC-91 with </text:span></text:span><text:span text:style-name="Descr"><text:span text:style-name="T54">s</text:span></text:span><text:span text:style-name="Descr"><text:span text:style-name="T57">p</text:span></text:span><text:span text:style-name="Descr"><text:span text:style-name="T58">e</text:span></text:span><text:span text:style-name="Descr"><text:span text:style-name="T57">c</text:span></text:span><text:span text:style-name="Descr"><text:span text:style-name="T59">ial=</text:span></text:span><text:span text:style-name="Descr"><text:span text:style-name="T55">288)</text:span></text:span></text:p>
          </table:table-cell>
        </table:table-row>
        <table:table-row>
          <table:table-cell table:style-name="Таблица6.A6" office:value-type="string">
            <text:p text:style-name="P103"/>
          </table:table-cell>
          <table:table-cell table:style-name="Таблица6.B6" office:value-type="string">
            <text:p text:style-name="P180"><text:span text:style-name="Descr"><text:span text:style-name="T48">Section </text:span></text:span><text:span text:style-name="Descr"><text:span text:style-name="T56">number</text:span></text:span><text:span text:style-name="Descr"><text:span text:style-name="T48"> for included magic potion:</text:span></text:span><text:span text:style-name="Descr"> -</text:span><text:span text:style-name="Descr"><text:span text:style-name="T267">1-20</text:span></text:span></text:p>
          </table:table-cell>
        </table:table-row>
        <table:table-row>
          <table:table-cell table:style-name="Таблица6.A2" office:value-type="string">
            <text:p text:style-name="P38">#FALSE#</text:p>
          </table:table-cell>
          <table:table-cell table:style-name="Таблица6.B2" office:value-type="string">
            <text:p text:style-name="P106"><text:span text:style-name="Descr_5f_dtype">(</text:span><text:span text:style-name="Descr_5f_dtype"><text:span text:style-name="T26">bool</text:span></text:span><text:span text:style-name="Descr_5f_dtype">)</text:span><text:span text:style-name="Descr"><text:span text:style-name="T185"> Generator </text:span></text:span><text:span text:style-name="Descr"><text:span text:style-name="T191">enable<text:tab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6.A6" office:value-type="string">
            <text:p text:style-name="P135">3</text:p>
          </table:table-cell>
          <table:table-cell table:style-name="Таблица6.B6" office:value-type="string">
            <text:p text:style-name="P106"><text:span text:style-name="Descr_5f_dtype"><text:span text:style-name="T248">(</text:span></text:span><text:span text:style-name="Descr_5f_dtype"><text:span text:style-name="T25">int</text:span></text:span><text:span text:style-name="Descr_5f_dtype"><text:span text:style-name="T248">)</text:span></text:span><text:span text:style-name="Descr"><text:span text:style-name="T199"> Special:</text:span></text:span><text:span text:style-name="Descr"><text:span text:style-name="T185"> </text:span></text:span><text:span text:style-name="Descr"><text:span text:style-name="T192">Generator direction</text:span></text:span><text:span text:style-name="Descr"><text:span text:style-name="T165">: </text:span></text:span><text:span text:style-name="Descr"><text:span text:style-name="T157">[</text:span></text:span><text:span text:style-name="Descr"><text:span text:style-name="T158">1</text:span></text:span><text:span text:style-name="Descr"><text:span text:style-name="T157">]</text:span></text:span><text:span text:style-name="Descr"><text:span text:style-name="T158"> </text:span></text:span><text:span text:style-name="Descr"><text:span text:style-name="T159">up, </text:span></text:span><text:span text:style-name="Descr"><text:span text:style-name="T157">[2]</text:span></text:span><text:span text:style-name="Descr"><text:span text:style-name="T159"> left,<text:line-break/></text:span></text:span><text:span text:style-name="Descr"><text:span text:style-name="T157">[</text:span></text:span><text:span text:style-name="Descr"><text:span text:style-name="T160">3</text:span></text:span><text:span text:style-name="Descr"><text:span text:style-name="T185">] down, </text:span></text:span><text:span text:style-name="Descr"><text:span text:style-name="T197">[4] </text:span></text:span><text:span text:style-name="Descr"><text:span text:style-name="T185">right</text:span></text:span><text:span text:style-name="Descr"><text:span text:style-name="T207"> <text:s text:c="2"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6.A6" office:value-type="string">
            <text:p text:style-name="P136">2</text:p>
          </table:table-cell>
          <table:table-cell table:style-name="Таблица6.B6" office:value-type="string">
            <text:p text:style-name="P107"><text:span text:style-name="Descr_5f_dtype"><text:span text:style-name="T248">(</text:span></text:span><text:span text:style-name="Descr_5f_dtype"><text:span text:style-name="T25">int</text:span></text:span><text:span text:style-name="Descr_5f_dtype"><text:span text:style-name="T248">)</text:span></text:span><text:span text:style-name="Descr"><text:span text:style-name="T199"> Special:</text:span></text:span><text:span text:style-name="Descr"><text:span text:style-name="T185"> </text:span></text:span><text:span text:style-name="Descr"><text:span text:style-name="T193">Generator type [1] Warp, [2] Projective<text:tab/> <text:s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6.A6" office:value-type="string">
            <text:p text:style-name="P104"><text:span text:style-name="Descr_5f_special"><text:span text:style-name="T185">155</text:span></text:span></text:p>
          </table:table-cell>
          <table:table-cell table:style-name="Таблица6.B6" office:value-type="string">
            <text:p text:style-name="P107"><text:span text:style-name="Descr_5f_dtype"><text:span text:style-name="T248">(</text:span></text:span><text:span text:style-name="Descr_5f_dtype"><text:span text:style-name="T249">unsigned </text:span></text:span><text:span text:style-name="Descr_5f_dtype"><text:span text:style-name="T25">int</text:span></text:span><text:span text:style-name="Descr_5f_dtype"><text:span text:style-name="T248">)</text:span></text:span><text:span text:style-name="Descr"><text:span text:style-name="T199"> Special:</text:span></text:span><text:span text:style-name="Descr"><text:span text:style-name="T185"> </text:span></text:span><text:span text:style-name="Descr"><text:span text:style-name="T194">Generator period ( sec*10 ) [1-600]<text:tab/> <text:s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6.A2" office:value-type="string">
            <text:p text:style-name="P27">""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51">string</text:span></text:span><text:span text:style-name="Descr_5f_dtype">)</text:span><text:span text:style-name="Descr"><text:span text:style-name="T69"> Message by this NPC talkative<text:tab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6.A2" office:value-type="string">
            <text:p text:style-name="P27">#FALSE#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51">bool</text:span></text:span><text:span text:style-name="Descr_5f_dtype">)</text:span><text:span text:style-name="Descr"><text:span text:style-name="T69"> Friedly NPC<text:tab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6.A2" office:value-type="string">
            <text:p text:style-name="P28">#FALSE#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51">bool</text:span></text:span><text:span text:style-name="Descr_5f_dtype">)</text:span><text:span text:style-name="Descr"><text:span text:style-name="T69"> Don't move NPC<text:tab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6.A2" office:value-type="string">
            <text:p text:style-name="P27">#FALSE#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51">bool</text:span></text:span><text:span text:style-name="Descr_5f_dtype">)</text:span><text:span text:style-name="Descr"><text:span text:style-name="T69"> LegacyBoss<text:tab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6.A2" office:value-type="string">
            <text:p text:style-name="P27">"Default"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51">string</text:span></text:span><text:span text:style-name="Descr_5f_dtype">)</text:span><text:span text:style-name="Descr"><text:span text:style-name="T69"> Layer name<text:tab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6.A2" office:value-type="string">
            <text:p text:style-name="P27">"Activate"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51">string</text:span></text:span><text:span text:style-name="Descr_5f_dtype">)</text:span><text:span text:style-name="Descr"><text:span text:style-name="T69"> Activate event<text:tab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6.A2" office:value-type="string">
            <text:p text:style-name="P27">"GOldCoin D"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51">string</text:span></text:span><text:span text:style-name="Descr_5f_dtype">)</text:span><text:span text:style-name="Descr"><text:span text:style-name="T69"> Death event<text:tab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6.A2" office:value-type="string">
            <text:p text:style-name="P27">"Talk"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51">string</text:span></text:span><text:span text:style-name="Descr_5f_dtype">)</text:span><text:span text:style-name="Descr"><text:span text:style-name="T69"> Talk event<text:tab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6.A2" office:value-type="string">
            <text:p text:style-name="P27">"NoMoreObj"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51">string</text:span></text:span><text:span text:style-name="Descr_5f_dtype">)</text:span><text:span text:style-name="Descr"><text:span text:style-name="T69"> No more object in layer event<text:tab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6.A2" office:value-type="string">
            <text:p text:style-name="P27">"AttachToLayer"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51">string</text:span></text:span><text:span text:style-name="Descr_5f_dtype">)</text:span><text:span text:style-name="Descr"><text:span text:style-name="T69"> Layer name to attach<text:tab/></text:span></text:span><text:span text:style-name="Descr_5f_FileFormatLimit"><text:span text:style-name="T207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83"><text:span text:style-name="Descr_5f_loop"><text:span text:style-name="T69">(Loop end)</text:span></text:span></text:p>
          </table:table-cell>
          <table:covered-table-cell/>
        </table:table-row>
      </table:table>
      <text:p text:style-name="P83"><text:span text:style-name="Descr_5f_loop"><text:span text:style-name="T69"/></text:span></text:p>
      <text:p text:style-name="P83"><text:span text:style-name="Descr_5f_ttl"><text:span text:style-name="T83"/></text:span></text:p>
      <text:p text:style-name="P140"><text:span text:style-name="Descr_5f_ttl"><text:span text:style-name="T83">Marker between NPC</text:span></text:span><text:span text:style-name="Descr_5f_ttl"><text:span text:style-name="T69"> </text:span></text:span><text:span text:style-name="Descr_5f_ttl"><text:span text:style-name="T83">and Doors</text:span></text:span><text:span text:style-name="Descr_5f_ttl"><text:span text:style-name="T69">:</text:span></text:span></text:p>
      <text:p text:style-name="P6">"next"</text:p>
      <text:p text:style-name="P95"><text:span text:style-name="Descr_5f_ttl"><text:span text:style-name="T86">Doors </text:span></text:span><text:span text:style-name="Descr_5f_ttl"><text:span text:style-name="T69">descriptions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73"><text:span text:style-name="Descr_5f_loop"><text:span text:style-name="T69">(Loop = how much </text:span></text:span><text:span text:style-name="Descr_5f_loop"><text:span text:style-name="T87">doors </text:span></text:span><text:span text:style-name="Descr_5f_loop"><text:span text:style-name="T69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22"><text:span text:style-name="Descr_5f_dtype">(</text:span><text:span text:style-name="Descr_5f_dtype"><text:span text:style-name="T247">long</text:span></text:span><text:span text:style-name="Descr_5f_dtype">)</text:span><text:span text:style-name="Descr"><text:span text:style-name="T69"> Entrance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22"><text:span text:style-name="Descr_5f_dtype">(</text:span><text:span text:style-name="Descr_5f_dtype"><text:span text:style-name="T247">long</text:span></text:span><text:span text:style-name="Descr_5f_dtype">)</text:span><text:span text:style-name="Descr"><text:span text:style-name="T69"> Entrance position y</text:span></text:span></text:p>
          </table:table-cell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22"><text:span text:style-name="Descr_5f_dtype">(</text:span><text:span text:style-name="Descr_5f_dtype"><text:span text:style-name="T247">long</text:span></text:span><text:span text:style-name="Descr_5f_dtype">)</text:span><text:span text:style-name="Descr"><text:span text:style-name="T69"> Exit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22"><text:span text:style-name="Descr_5f_dtype">(</text:span><text:span text:style-name="Descr_5f_dtype"><text:span text:style-name="T247">long</text:span></text:span><text:span text:style-name="Descr_5f_dtype">)</text:span><text:span text:style-name="Descr"><text:span text:style-name="T69"> Exit position y</text:span></text:span></text:p>
          </table:table-cell>
        </table:table-row>
        <table:table-row>
          <table:table-cell table:style-name="Таблица7.A2" office:value-type="string">
            <text:p text:style-name="P42">3</text:p>
          </table:table-cell>
          <table:table-cell table:style-name="Таблица7.B2" office:value-type="string">
            <text:p text:style-name="P122"><text:span text:style-name="Descr_5f_dtype">(</text:span><text:span text:style-name="Descr_5f_dtype"><text:span text:style-name="T252">unsigned int</text:span></text:span><text:span text:style-name="Descr_5f_dtype">)</text:span><text:span text:style-name="Descr"><text:span text:style-name="T69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22"><text:span text:style-name="Descr_5f_dtype">(</text:span><text:span text:style-name="Descr_5f_dtype"><text:span text:style-name="T252">unsigned int</text:span></text:span><text:span text:style-name="Descr_5f_dtype">)</text:span><text:span text:style-name="Descr"><text:span text:style-name="T69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2">1</text:p>
          </table:table-cell>
          <table:table-cell table:style-name="Таблица7.B2" office:value-type="string">
            <text:p text:style-name="P122"><text:span text:style-name="Descr_5f_dtype">(</text:span><text:span text:style-name="Descr_5f_dtype"><text:span text:style-name="T252">unsigned int</text:span></text:span><text:span text:style-name="Descr_5f_dtype">)</text:span><text:span text:style-name="Descr"><text:span text:style-name="T69"> Door type: </text:span></text:span><text:span text:style-name="Descr"><text:span text:style-name="T88">[1] </text:span></text:span><text:span text:style-name="Descr"><text:span text:style-name="T69">pipe, </text:span></text:span><text:span text:style-name="Descr"><text:span text:style-name="T88">[2] </text:span></text:span><text:span text:style-name="Descr"><text:span text:style-name="T69">door, </text:span></text:span><text:span text:style-name="Descr"><text:span text:style-name="T88">[0] </text:span></text:span><text:span text:style-name="Descr"><text:span text:style-name="T69">instant</text:span></text:span></text:p>
          </table:table-cell>
        </table:table-row>
        <table:table-row>
          <table:table-cell table:style-name="Таблица7.A2" office:value-type="string">
            <text:p text:style-name="P121"><text:span text:style-name="T69">"</text:span><text:span text:style-name="T144">file.lvl</text:span><text:span text:style-name="T69">"</text:span></text:p>
          </table:table-cell>
          <table:table-cell table:style-name="Таблица7.B2" office:value-type="string">
            <text:p text:style-name="P122"><text:span text:style-name="Descr_5f_dtype">(</text:span><text:span text:style-name="Descr_5f_dtype"><text:span text:style-name="T252">string</text:span></text:span><text:span text:style-name="Descr_5f_dtype">)</text:span><text:span text:style-name="Descr"><text:span text:style-name="T69"> Warp to level<text:tab/><text:tab/><text:tab/></text:span></text:span><text:span text:style-name="Descr_5f_FileFormatLimit"><text:span text:style-name="T207">(&gt;=</text:span></text:span><text:span text:style-name="Descr_5f_FileFormatLimit"><text:span text:style-name="T219">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7.A2" office:value-type="string">
            <text:p text:style-name="P42">0</text:p>
          </table:table-cell>
          <table:table-cell table:style-name="Таблица7.B2" office:value-type="string">
            <text:p text:style-name="P122"><text:span text:style-name="Descr_5f_dtype">(</text:span><text:span text:style-name="Descr_5f_dtype"><text:span text:style-name="T252">unsigned int</text:span></text:span><text:span text:style-name="Descr_5f_dtype">)</text:span><text:span text:style-name="Descr"><text:span text:style-name="T69"> Normal Entrance / </text:span></text:span><text:span text:style-name="Descr"><text:span text:style-name="T119">To </text:span></text:span><text:span text:style-name="Descr"><text:span text:style-name="T69">Warp [0-</text:span></text:span><text:span text:style-name="Descr"><text:span text:style-name="T118">100</text:span></text:span><text:span text:style-name="Descr"><text:span text:style-name="T69">]<text:tab/><text:tab/></text:span></text:span><text:span text:style-name="Descr_5f_FileFormatLimit"><text:span text:style-name="T207">(&gt;=</text:span></text:span><text:span text:style-name="Descr_5f_FileFormatLimit"><text:span text:style-name="T219">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7.A2" office:value-type="string">
            <text:p text:style-name="P44">#FALSE#</text:p>
          </table:table-cell>
          <table:table-cell table:style-name="Таблица7.B2" office:value-type="string">
            <text:p text:style-name="P123"><text:span text:style-name="Descr_5f_dtype">(</text:span><text:span text:style-name="Descr_5f_dtype"><text:span text:style-name="T253">bool</text:span></text:span><text:span text:style-name="Descr_5f_dtype">)</text:span><text:span text:style-name="Descr"><text:span text:style-name="T69"> Level Entrance (can not enter)<text:tab/><text:tab/><text:tab/></text:span></text:span><text:span text:style-name="Descr_5f_FileFormatLimit"><text:span text:style-name="T207">(&gt;=</text:span></text:span><text:span text:style-name="Descr_5f_FileFormatLimit"><text:span text:style-name="T219">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23"><text:span text:style-name="Descr_5f_dtype">(</text:span><text:span text:style-name="Descr_5f_dtype"><text:span text:style-name="T253">bool</text:span></text:span><text:span text:style-name="Descr_5f_dtype">)</text:span><text:span text:style-name="Descr"><text:span text:style-name="T69"> Level Exit </text:span></text:span><text:span text:style-name="Descr"><text:span text:style-name="T89">(End of level)<text:tab/><text:tab/><text:tab/></text:span></text:span><text:span text:style-name="Descr_5f_FileFormatLimit"><text:span text:style-name="T207">(&gt;=</text:span></text:span><text:span text:style-name="Descr_5f_FileFormatLimit"><text:span text:style-name="T219">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7.A2" office:value-type="string">
            <text:p text:style-name="P42">-1</text:p>
          </table:table-cell>
          <table:table-cell table:style-name="Таблица7.B2" office:value-type="string">
            <text:p text:style-name="P123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69"> Wrap to X </text:span></text:span><text:span text:style-name="Descr"><text:span text:style-name="T121">on world map </text:span></text:span><text:span text:style-name="Descr"><text:span text:style-name="T69">(-1 is empty)<text:tab/></text:span></text:span><text:span text:style-name="Descr_5f_FileFormatLimit"><text:span text:style-name="T207">(&gt;=</text:span></text:span><text:span text:style-name="Descr_5f_FileFormatLimit"><text:span text:style-name="T219">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7.A2" office:value-type="string">
            <text:p text:style-name="P45">-1</text:p>
          </table:table-cell>
          <table:table-cell table:style-name="Таблица7.B2" office:value-type="string">
            <text:p text:style-name="P123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69"> Wrap to Y </text:span></text:span><text:span text:style-name="Descr"><text:span text:style-name="T121">on world map </text:span></text:span><text:span text:style-name="Descr"><text:span text:style-name="T69">(-1 is empty)<text:tab/></text:span></text:span><text:span text:style-name="Descr_5f_FileFormatLimit"><text:span text:style-name="T207">(&gt;=</text:span></text:span><text:span text:style-name="Descr_5f_FileFormatLimit"><text:span text:style-name="T219">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7.A2" office:value-type="string">
            <text:p text:style-name="P42">5</text:p>
          </table:table-cell>
          <table:table-cell table:style-name="Таблица7.B2" office:value-type="string">
            <text:p text:style-name="P123"><text:span text:style-name="Descr_5f_dtype">(</text:span><text:span text:style-name="Descr_5f_dtype"><text:span text:style-name="T41">unsigned </text:span></text:span><text:span text:style-name="Descr_5f_dtype"><text:span text:style-name="T27">int</text:span></text:span><text:span text:style-name="Descr_5f_dtype">)</text:span><text:span text:style-name="Descr"><text:span text:style-name="T69"> Need a stars </text:span></text:span><text:span text:style-name="Descr"><text:span text:style-name="T90">for enter<text:tab/><text:tab/><text:tab/></text:span></text:span><text:span text:style-name="Descr_5f_FileFormatLimit"><text:span text:style-name="T207">(&gt;=</text:span></text:span><text:span text:style-name="Descr_5f_FileFormatLimit"><text:span text:style-name="T219">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7.A2" office:value-type="string">
            <text:p text:style-name="P42">"Default"</text:p>
          </table:table-cell>
          <table:table-cell table:style-name="Таблица7.B2" office:value-type="string">
            <text:p text:style-name="P123"><text:span text:style-name="Descr_5f_dtype">(</text:span><text:span text:style-name="Descr_5f_dtype"><text:span text:style-name="T252">string</text:span></text:span><text:span text:style-name="Descr_5f_dtype">)</text:span><text:span text:style-name="Descr"><text:span text:style-name="T69"> Layer </text:span></text:span><text:span text:style-name="Descr"><text:span text:style-name="T91">name<text:tab/><text:tab/><text:tab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7.A17" office:value-type="string">
            <text:p text:style-name="P51">#FALSE#</text:p>
          </table:table-cell>
          <table:table-cell table:style-name="Таблица7.B17" office:value-type="string">
            <text:p text:style-name="P47"><text:span text:style-name="Descr_5f_dtype">(</text:span><text:span text:style-name="Descr_5f_dtype"><text:span text:style-name="T253">bool</text:span></text:span><text:span text:style-name="Descr_5f_dtype">)</text:span><text:span text:style-name="Descr"><text:span text:style-name="T229"> &lt;</text:span></text:span><text:span text:style-name="Descr"><text:span text:style-name="T230">unused&gt;, always FALSE<text:tab/><text:tab/></text:span></text:span><text:span text:style-name="Descr_5f_FileFormatLimit">(&gt;=</text:span><text:span text:style-name="Descr_5f_FileFormatLimit"><text:span text:style-name="T243">10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6">#FALSE#</text:p>
          </table:table-cell>
          <table:table-cell table:style-name="Таблица7.B2" office:value-type="string">
            <text:p text:style-name="P123"><text:span text:style-name="Descr_5f_dtype">(</text:span><text:span text:style-name="Descr_5f_dtype"><text:span text:style-name="T253">bool</text:span></text:span><text:span text:style-name="Descr_5f_dtype">)</text:span><text:span text:style-name="Descr"><text:span text:style-name="T69"> No Yoshi<text:tab/></text:span></text:span><text:span text:style-name="Descr_5f_FileFormatLimit"><text:span text:style-name="T207">(&gt;=</text:span></text:span><text:span text:style-name="Descr_5f_FileFormatLimit"><text:span text:style-name="T211">2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23"><text:span text:style-name="Descr_5f_dtype">(</text:span><text:span text:style-name="Descr_5f_dtype"><text:span text:style-name="T253">bool</text:span></text:span><text:span text:style-name="Descr_5f_dtype">)</text:span><text:span text:style-name="Descr"><text:span text:style-name="T69"> Allow NPC<text:tab/></text:span></text:span><text:span text:style-name="Descr_5f_FileFormatLimit"><text:span text:style-name="T207">(&gt;=</text:span></text:span><text:span text:style-name="Descr_5f_FileFormatLimit"><text:span text:style-name="T211">2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23"><text:span text:style-name="Descr_5f_dtype">(</text:span><text:span text:style-name="Descr_5f_dtype"><text:span text:style-name="T253">bool</text:span></text:span><text:span text:style-name="Descr_5f_dtype">)</text:span><text:span text:style-name="Descr"><text:span text:style-name="T69"> Locked<text:tab/></text:span></text:span><text:span text:style-name="Descr_5f_FileFormatLimit"><text:span text:style-name="T207">(&gt;=</text:span></text:span><text:span text:style-name="Descr_5f_FileFormatLimit"><text:span text:style-name="T211">2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84"><text:span text:style-name="Descr_5f_loop"><text:span text:style-name="T69">(Loop end)</text:span></text:span></text:p>
          </table:table-cell>
          <table:covered-table-cell/>
        </table:table-row>
      </table:table>
      <text:p text:style-name="P11"/>
      <text:p text:style-name="P85"><text:span text:style-name="Descr_5f_ttl"><text:span text:style-name="T83">Marker between Doors and water/quicksand</text:span></text:span><text:span text:style-name="Descr_5f_ttl"><text:span text:style-name="T69">:</text:span></text:span></text:p>
      <text:p text:style-name="P137"><text:span text:style-name="T149">"next" <text:s text:c="2"/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</text:span></text:span></text:p>
      <text:p text:style-name="P7"/>
      <text:p text:style-name="P92"><text:span text:style-name="Descr_5f_ttl"><text:span text:style-name="T92">Water/Quicksand </text:span></text:span><text:span text:style-name="Descr_5f_ttl"><text:span text:style-name="T69">descriptions: <text:line-break/></text:span></text:span><text:span text:style-name="Descr_5f_FileFormatLimit"><text:span text:style-name="T207">(&gt;=</text:span></text:span><text:span text:style-name="Descr_5f_FileFormatLimit"><text:span text:style-name="T218">32</text:span></text:span><text:span text:style-name="Descr_5f_FileFormatLimit"><text:span text:style-name="T207">), </text:span></text:span><text:span text:style-name="Descr_5f_FileFormatLimit"><text:span text:style-name="T209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75"><text:span text:style-name="Descr_5f_loop"><text:span text:style-name="T69">(Loop = how much </text:span></text:span><text:span text:style-name="Descr_5f_loop"><text:span text:style-name="T93">water ranges </text:span></text:span><text:span text:style-name="Descr_5f_loop"><text:span text:style-name="T69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2">-159968</text:p>
          </table:table-cell>
          <table:table-cell table:style-name="Таблица8.B2" office:value-type="string">
            <text:p text:style-name="P110"><text:span text:style-name="Descr_5f_dtype">(</text:span><text:span text:style-name="Descr_5f_dtype"><text:span text:style-name="T247">long</text:span></text:span><text:span text:style-name="Descr_5f_dtype">)</text:span><text:span text:style-name="Descr"><text:span text:style-name="T69"> Position X</text:span></text:span></text:p>
          </table:table-cell>
        </table:table-row>
        <table:table-row>
          <table:table-cell table:style-name="Таблица8.A2" office:value-type="string">
            <text:p text:style-name="P12">-160096</text:p>
          </table:table-cell>
          <table:table-cell table:style-name="Таблица8.B2" office:value-type="string">
            <text:p text:style-name="P110"><text:span text:style-name="Descr_5f_dtype">(</text:span><text:span text:style-name="Descr_5f_dtype"><text:span text:style-name="T247">long</text:span></text:span><text:span text:style-name="Descr_5f_dtype">)</text:span><text:span text:style-name="Descr"><text:span text:style-name="T69"> Position Y</text:span></text:span></text:p>
          </table:table-cell>
        </table:table-row>
        <table:table-row>
          <table:table-cell table:style-name="Таблица8.A2" office:value-type="string">
            <text:p text:style-name="P12">160</text:p>
          </table:table-cell>
          <table:table-cell table:style-name="Таблица8.B2" office:value-type="string">
            <text:p text:style-name="P110"><text:span text:style-name="Descr_5f_dtype">(</text:span><text:span text:style-name="Descr_5f_dtype"><text:span text:style-name="T42">unsigned </text:span></text:span><text:span text:style-name="Descr_5f_dtype"><text:span text:style-name="T247">long</text:span></text:span><text:span text:style-name="Descr_5f_dtype">)</text:span><text:span text:style-name="Descr"><text:span text:style-name="T69"> Width</text:span></text:span></text:p>
          </table:table-cell>
        </table:table-row>
        <table:table-row>
          <table:table-cell table:style-name="Таблица8.A2" office:value-type="string">
            <text:p text:style-name="P12">64</text:p>
          </table:table-cell>
          <table:table-cell table:style-name="Таблица8.B2" office:value-type="string">
            <text:p text:style-name="P110"><text:span text:style-name="Descr_5f_dtype">(</text:span><text:span text:style-name="Descr_5f_dtype"><text:span text:style-name="T254">unsigned long</text:span></text:span><text:span text:style-name="Descr_5f_dtype">)</text:span><text:span text:style-name="Descr"><text:span text:style-name="T69"> Height</text:span></text:span></text:p>
          </table:table-cell>
        </table:table-row>
        <table:table-row>
          <table:table-cell table:style-name="Таблица8.A6" office:value-type="string">
            <text:p text:style-name="P39">0</text:p>
          </table:table-cell>
          <table:table-cell table:style-name="Таблица8.B6" office:value-type="string">
            <text:p text:style-name="P13"><text:span text:style-name="Descr_5f_dtype">(int)</text:span><text:span text:style-name="Descr"><text:span text:style-name="T232"> </text:span></text:span><text:span text:style-name="Descr"><text:span text:style-name="T231">&lt;unused&gt;, always 0</text:span></text:span></text:p>
          </table:table-cell>
        </table:table-row>
        <table:table-row>
          <table:table-cell table:style-name="Таблица8.A2" office:value-type="string">
            <text:p text:style-name="P12">#TRUE#</text:p>
          </table:table-cell>
          <table:table-cell table:style-name="Таблица8.B2" office:value-type="string">
            <text:p text:style-name="P13"><text:span text:style-name="Descr_5f_dtype">(bool)</text:span><text:span text:style-name="Descr"><text:span text:style-name="T254"> </text:span></text:span><text:span text:style-name="Descr">Is Quicksand, else Water<text:tab/></text:span><text:span text:style-name="Descr_5f_FileFormatLimit">(&gt;=63)</text:span></text:p>
          </table:table-cell>
        </table:table-row>
        <table:table-row>
          <table:table-cell table:style-name="Таблица8.A2" office:value-type="string">
            <text:p text:style-name="P12">"Default"</text:p>
          </table:table-cell>
          <table:table-cell table:style-name="Таблица8.B2" office:value-type="string">
            <text:p text:style-name="P13"><text:span text:style-name="Descr_5f_dtype">(string)</text:span><text:span text:style-name="Descr"><text:span text:style-name="T254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89"><text:span text:style-name="Descr_5f_loop"><text:span text:style-name="T69">(Loop end)</text:span></text:span></text:p>
          </table:table-cell>
          <table:covered-table-cell/>
        </table:table-row>
      </table:table>
      <text:p text:style-name="P162"><text:span text:style-name="Descr_5f_ttl"><text:span text:style-name="T83"/></text:span></text:p>
      <text:p text:style-name="P162"><text:span text:style-name="Descr_5f_ttl"><text:span text:style-name="T83">Marker between water/quicksand and layers</text:span></text:span><text:span text:style-name="Descr_5f_ttl"><text:span text:style-name="T69">:</text:span></text:span></text:p>
      <text:p text:style-name="P9">"next" <text:s/><text:span text:style-name="Descr_5f_FileFormatLimit">(&gt;=</text:span><text:span text:style-name="Descr_5f_FileFormatLimit"><text:span text:style-name="T243">10</text:span></text:span><text:span text:style-name="Descr_5f_FileFormatLimit">)</text:span></text:p>
      <text:p text:style-name="P8"/>
      <text:p text:style-name="P93"><text:span text:style-name="Descr_5f_ttl"><text:span text:style-name="T94">Layers </text:span></text:span><text:span text:style-name="Descr_5f_ttl"><text:span text:style-name="T69">descriptions:<text:line-break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, </text:span></text:span><text:span text:style-name="Descr_5f_FileFormatLimit"><text:span text:style-name="T214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86"><text:span text:style-name="Descr_5f_loop"><text:span text:style-name="T69">(Loop = how much </text:span></text:span><text:span text:style-name="Descr_5f_loop"><text:span text:style-name="T145">layers </text:span></text:span><text:span text:style-name="Descr_5f_loop"><text:span text:style-name="T69">in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9">"Default"</text:p>
          </table:table-cell>
          <table:table-cell table:style-name="Таблица9.B2" office:value-type="string">
            <text:p text:style-name="P111"><text:span text:style-name="Descr_5f_dtype">(string)</text:span><text:span text:style-name="Descr"><text:span text:style-name="T136"> </text:span></text:span><text:span text:style-name="Descr"><text:span text:style-name="T69">Layer name</text:span></text:span></text:p>
          </table:table-cell>
        </table:table-row>
        <table:table-row>
          <table:table-cell table:style-name="Таблица9.A2" office:value-type="string">
            <text:p text:style-name="P29">#FALSE#</text:p>
          </table:table-cell>
          <table:table-cell table:style-name="Таблица9.B2" office:value-type="string">
            <text:p text:style-name="P111"><text:span text:style-name="Descr_5f_dtype">(</text:span><text:span text:style-name="Descr_5f_dtype"><text:span text:style-name="T255">bool</text:span></text:span><text:span text:style-name="Descr_5f_dtype">)</text:span><text:span text:style-name="Descr"><text:span text:style-name="T136"> </text:span></text:span><text:span text:style-name="Descr"><text:span text:style-name="T69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86"><text:span text:style-name="Descr_5f_loop"><text:span text:style-name="T69">(Loop end)</text:span></text:span></text:p>
          </table:table-cell>
          <table:covered-table-cell/>
        </table:table-row>
      </table:table>
      <text:p text:style-name="P86"><text:span text:style-name="Descr_5f_loop"><text:span text:style-name="T69"/></text:span></text:p>
      <text:p text:style-name="P87"><text:span text:style-name="Descr_5f_ttl"><text:span text:style-name="T83">Marker between layers and events</text:span></text:span><text:span text:style-name="Descr_5f_ttl"><text:span text:style-name="T69">:</text:span></text:span></text:p>
      <text:p text:style-name="P10">"next" <text:span text:style-name="Descr_5f_FileFormatLimit">(&gt;=</text:span><text:span text:style-name="Descr_5f_FileFormatLimit"><text:span text:style-name="T243">10</text:span></text:span><text:span text:style-name="Descr_5f_FileFormatLimit">)</text:span></text:p>
      <text:p text:style-name="P94"><text:soft-page-break/><text:span text:style-name="Descr_5f_ttl"><text:span text:style-name="T94">Events </text:span></text:span><text:span text:style-name="Descr_5f_ttl"><text:span text:style-name="T69">descriptions:<text:line-break/></text:span></text:span><text:span text:style-name="Descr_5f_FileFormatLimit"><text:span text:style-name="T207">(&gt;=</text:span></text:span><text:span text:style-name="Descr_5f_FileFormatLimit"><text:span text:style-name="T213">10</text:span></text:span><text:span text:style-name="Descr_5f_FileFormatLimit"><text:span text:style-name="T207">), </text:span></text:span><text:span text:style-name="Descr_5f_FileFormatLimit"><text:span text:style-name="T215">else skip </text:span></text:span><text:span text:style-name="Descr_5f_FileFormatLimit"><text:span text:style-name="T164">section</text:span></text:span></text:p>
      <text:p text:style-name="P53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88"><text:span text:style-name="Descr_5f_loop"><text:span text:style-name="T69">(Loop = how much </text:span></text:span><text:span text:style-name="Descr_5f_loop"><text:span text:style-name="T145">layers </text:span></text:span><text:span text:style-name="Descr_5f_loop"><text:span text:style-name="T69">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4">"New Event"</text:p>
          </table:table-cell>
          <table:table-cell table:style-name="Таблица10.B2" office:value-type="string">
            <text:p text:style-name="P130"><text:span text:style-name="Descr_5f_dtype">(string)</text:span><text:span text:style-name="Descr"><text:span text:style-name="T136"> </text:span></text:span><text:span text:style-name="Descr"><text:span text:style-name="T69">Event name</text:span></text:span></text:p>
          </table:table-cell>
        </table:table-row>
        <table:table-row>
          <table:table-cell table:style-name="Таблица10.A2" office:value-type="string">
            <text:p text:style-name="P54">"All super-puper!!!))))))"</text:p>
          </table:table-cell>
          <table:table-cell table:style-name="Таблица10.B2" office:value-type="string">
            <text:p text:style-name="P130"><text:span text:style-name="Descr_5f_dtype">(string)</text:span><text:span text:style-name="Descr"><text:span text:style-name="T136"> </text:span></text:span><text:span text:style-name="Descr"><text:span text:style-name="T69">Show message after start event</text:span></text:span></text:p>
          </table:table-cell>
        </table:table-row>
        <table:table-row>
          <table:table-cell table:style-name="Таблица10.A2" office:value-type="string">
            <text:p text:style-name="P54">0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6">unsigned int</text:span></text:span><text:span text:style-name="Descr_5f_dtype">)</text:span><text:span text:style-name="Descr"><text:span text:style-name="T136"> </text:span></text:span><text:span text:style-name="Descr"><text:span text:style-name="T69">Play sound number (0 is don't play sound)<text:tab/></text:span></text:span><text:span text:style-name="Descr_5f_FileFormatLimit"><text:span text:style-name="T207">(&gt;=</text:span></text:span><text:span text:style-name="Descr_5f_FileFormatLimit"><text:span text:style-name="T212">1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54">0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6">unsigned int</text:span></text:span><text:span text:style-name="Descr_5f_dtype">)</text:span><text:span text:style-name="Descr"><text:span text:style-name="T136"> </text:span></text:span><text:span text:style-name="Descr"><text:span text:style-name="T69">End game type (0 – none, or 1 – Bo</text:span></text:span><text:span text:style-name="Descr"><text:span text:style-name="T95">w</text:span></text:span><text:span text:style-name="Descr"><text:span text:style-name="T69">ser Defeat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6439185600693451448" text:style-name="L5">
              <text:list-item>
                <text:p text:style-name="P186"><text:span text:style-name="Descr"><text:span text:style-name="Descr_5f_loop"><text:span text:style-name="T69">(loop 20 times </text:span></text:span></text:span><text:span text:style-name="Descr_5f_loop"><text:span text:style-name="T96">= Show/hide/toggle layers lists</text:span></text:span><text:span text:style-name="Descr"><text:span text:style-name="Descr_5f_loop"><text:span text:style-name="T69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4">"hideme1"</text:p>
          </table:table-cell>
          <table:table-cell table:style-name="Таблица10.A6" office:value-type="string">
            <text:p text:style-name="P131"><text:span text:style-name="Descr_5f_dtype">(string)</text:span><text:span text:style-name="Descr"><text:span text:style-name="T136"> </text:span></text:span><text:span text:style-name="Descr"><text:span text:style-name="T69">Hide layer</text:span></text:span></text:p>
          </table:table-cell>
        </table:table-row>
        <table:table-row>
          <table:table-cell table:style-name="Таблица10.A7" office:value-type="string">
            <text:p text:style-name="P54">"showme1"</text:p>
          </table:table-cell>
          <table:table-cell table:style-name="Таблица10.A6" office:value-type="string">
            <text:p text:style-name="P131"><text:span text:style-name="Descr_5f_dtype">(string)</text:span><text:span text:style-name="Descr"><text:span text:style-name="T136"> </text:span></text:span><text:span text:style-name="Descr"><text:span text:style-name="T69">Show layer</text:span></text:span></text:p>
          </table:table-cell>
        </table:table-row>
        <table:table-row>
          <table:table-cell table:style-name="Таблица10.A7" office:value-type="string">
            <text:p text:style-name="P54">"Toggleme1"</text:p>
          </table:table-cell>
          <table:table-cell table:style-name="Таблица10.A6" office:value-type="string">
            <text:p text:style-name="P131"><text:span text:style-name="Descr_5f_dtype">(string)</text:span><text:span text:style-name="Descr"><text:span text:style-name="T136"> </text:span></text:span><text:span text:style-name="Descr"><text:span text:style-name="T69">Toggle layer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5619074552303741909" text:style-name="L6">
              <text:list-item>
                <text:p text:style-name="P187"><text:span text:style-name="Descr_5f_loop"><text:span text:style-name="T69">(loop </text:span></text:span><text:span text:style-name="Descr_5f_loop"><text:span text:style-name="T97">20 times </text:span></text:span><text:span text:style-name="Descr_5f_loop"><text:span text:style-name="T69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46"><text:span text:style-name="Descr"><text:span text:style-name="T167">Warning:</text:span></text:span><text:span text:style-name="Descr"><text:span text:style-name="T98"> </text:span></text:span><text:span text:style-name="Descr"><text:span text:style-name="T69">In SMBX exist bug: if you add 2</text:span></text:span><text:span text:style-name="Descr"><text:span text:style-name="T99">1'st</text:span></text:span><text:span text:style-name="Descr"><text:span text:style-name="T69"> layer in </text:span></text:span><text:span text:style-name="Descr"><text:span text:style-name="T100">any</text:span></text:span><text:span text:style-name="Descr"><text:span text:style-name="T69"> list,<text:line-break/></text:span></text:span><text:span text:style-name="Descr"><text:span text:style-name="T101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4">""</text:p>
          </table:table-cell>
          <table:table-cell table:style-name="Таблица10.B2" office:value-type="string">
            <text:p text:style-name="P132"><text:span text:style-name="Descr_5f_dtype">(string)</text:span><text:span text:style-name="Descr"><text:span text:style-name="T136"> </text:span></text:span><text:span text:style-name="Descr"><text:span text:style-name="T69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5">""</text:p>
          </table:table-cell>
          <table:table-cell table:style-name="Таблица10.B2" office:value-type="string">
            <text:p text:style-name="P132"><text:span text:style-name="Descr_5f_dtype">(string)</text:span><text:span text:style-name="Descr"><text:span text:style-name="T136"> </text:span></text:span><text:span text:style-name="Descr"><text:span text:style-name="T69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65">""</text:p>
          </table:table-cell>
          <table:table-cell table:style-name="Таблица10.B2" office:value-type="string">
            <text:p text:style-name="P166"><text:span text:style-name="Descr_5f_dtype">(string)</text:span><text:span text:style-name="Descr"><text:span text:style-name="T136"> </text:span></text:span><text:span text:style-name="Descr"><text:span text:style-name="T69">Empty string (must by for SMBX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1580258537090823215" text:style-name="L7">
              <text:list-item>
                <text:p text:style-name="P189"><text:span text:style-name="Descr"><text:span text:style-name="Descr_5f_loop"><text:span text:style-name="T69">(loop 21 times </text:span></text:span></text:span><text:span text:style-name="Descr"><text:span text:style-name="Descr_5f_loop"><text:span text:style-name="T102">start </text:span></text:span></text:span><text:span text:style-name="Descr"><text:span text:style-name="Descr_5f_loop"><text:span text:style-name="T111">(for </text:span></text:span></text:span><text:span text:style-name="Descr"><text:span text:style-name="Descr_5f_loop"><text:span text:style-name="T125">each</text:span></text:span></text:span><text:span text:style-name="Descr"><text:span text:style-name="Descr_5f_loop"><text:span text:style-name="T111"> 21 sections</text:span></text:span></text:span><text:span text:style-name="Descr"><text:span text:style-name="Descr_5f_loop"><text:span text:style-name="T69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4">-1</text:p>
          </table:table-cell>
          <table:table-cell table:style-name="Таблица10.A6" office:value-type="string">
            <text:p text:style-name="P133"><text:span text:style-name="Descr_5f_dtype">(int)</text:span><text:span text:style-name="Descr"><text:span text:style-name="T137"> </text:span></text:span><text:span text:style-name="Descr"><text:span text:style-name="T108">Set Music ([-1] don't change; [-2] default; or </text:span></text:span><text:span text:style-name="Descr"><text:span text:style-name="T109">number </text:span></text:span><text:span text:style-name="Descr"><text:span text:style-name="T108">of music)</text:span></text:span></text:p>
          </table:table-cell>
        </table:table-row>
        <table:table-row>
          <table:table-cell table:style-name="Таблица10.A7" office:value-type="string">
            <text:p text:style-name="P56">-1</text:p>
          </table:table-cell>
          <table:table-cell table:style-name="Таблица10.A6" office:value-type="string">
            <text:p text:style-name="P133"><text:span text:style-name="Descr_5f_dtype">(int)</text:span><text:span text:style-name="Descr"><text:span text:style-name="T137"> </text:span></text:span><text:span text:style-name="Descr"><text:span text:style-name="T108">Set </text:span></text:span><text:span text:style-name="Descr"><text:span text:style-name="T109">Background</text:span></text:span><text:span text:style-name="Descr"><text:span text:style-name="T108"> ([-1] don't change; [-2] default; or </text:span></text:span><text:span text:style-name="Descr"><text:span text:style-name="T109"># </text:span></text:span><text:span text:style-name="Descr"><text:span text:style-name="T108">of </text:span></text:span><text:span text:style-name="Descr"><text:span text:style-name="T109">back</text:span></text:span><text:span text:style-name="Descr"><text:span text:style-name="T108">)</text:span></text:span></text:p>
          </table:table-cell>
        </table:table-row>
        <table:table-row>
          <table:table-cell table:style-name="Таблица10.A7" office:value-type="string">
            <text:p text:style-name="P57">-1</text:p>
          </table:table-cell>
          <table:table-cell table:style-name="Таблица10.A6" office:value-type="string">
            <text:p text:style-name="P133"><text:span text:style-name="Descr_5f_dtype">(long)</text:span><text:span text:style-name="Descr"><text:span text:style-name="T137"> </text:span></text:span><text:span text:style-name="Descr"><text:span text:style-name="T110">Set Position </text:span></text:span><text:span text:style-name="Descr"><text:span text:style-name="T108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29"><text:span text:style-name="Descr"><text:span text:style-name="T108"/></text:span></text:p>
          </table:table-cell>
          <table:table-cell table:style-name="Таблица10.A6" office:value-type="string">
            <text:p text:style-name="P129"><text:span text:style-name="Descr"><text:span text:style-name="T111">or </text:span></text:span><text:span text:style-name="Descr"><text:span text:style-name="T178">LEFT </text:span></text:span><text:span text:style-name="Descr"><text:span text:style-name="T111">x coordinates for section=</text:span></text:span><text:span text:style-name="Descr"><text:span text:style-name="Descr_5f_var">current_loop</text:span></text:span><text:span text:style-name="Descr"><text:span text:style-name="T110">)</text:span></text:span></text:p>
          </table:table-cell>
        </table:table-row>
        <table:table-row>
          <table:table-cell table:style-name="Таблица10.A7" office:value-type="string">
            <text:p text:style-name="P58">0</text:p>
          </table:table-cell>
          <table:table-cell table:style-name="Таблица10.A6" office:value-type="string">
            <text:p text:style-name="P133"><text:span text:style-name="Descr_5f_dtype"><text:span text:style-name="T66">(long)</text:span></text:span><text:span text:style-name="Descr"><text:span text:style-name="T206"> </text:span></text:span><text:span text:style-name="Descr"><text:span text:style-name="T166">TOP</text:span></text:span><text:span text:style-name="Descr"><text:span text:style-name="T111"> </text:span></text:span><text:span text:style-name="Descr"><text:span text:style-name="T112">y</text:span></text:span><text:span text:style-name="Descr"><text:span text:style-name="T111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58">0</text:p>
          </table:table-cell>
          <table:table-cell table:style-name="Таблица10.A6" office:value-type="string">
            <text:p text:style-name="P133"><text:span text:style-name="Descr_5f_dtype"><text:span text:style-name="T66">(long)</text:span></text:span><text:span text:style-name="Descr"><text:span text:style-name="T206"> </text:span></text:span><text:span text:style-name="Descr"><text:span text:style-name="T179">BOTTOM</text:span></text:span><text:span text:style-name="Descr"><text:span text:style-name="T111"> </text:span></text:span><text:span text:style-name="Descr"><text:span text:style-name="T112">y</text:span></text:span><text:span text:style-name="Descr"><text:span text:style-name="T111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58">0</text:p>
          </table:table-cell>
          <table:table-cell table:style-name="Таблица10.A6" office:value-type="string">
            <text:p text:style-name="P133"><text:span text:style-name="Descr_5f_dtype"><text:span text:style-name="T66">(long)</text:span></text:span><text:span text:style-name="Descr"><text:span text:style-name="T206"> </text:span></text:span><text:span text:style-name="Descr"><text:span text:style-name="T154">RIGHT</text:span></text:span><text:span text:style-name="Descr"><text:span text:style-name="T111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8993852696962351155" text:style-name="L8">
              <text:list-item>
                <text:p text:style-name="P188"><text:span text:style-name="Descr_5f_loop"><text:span text:style-name="T69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3">"Trigger event"</text:p>
          </table:table-cell>
          <table:table-cell table:style-name="Таблица10.B2" office:value-type="string">
            <text:p text:style-name="P139"><text:span text:style-name="Descr_5f_dtype">(string)</text:span><text:span text:style-name="Descr"><text:span text:style-name="T136"> </text:span></text:span><text:span text:style-name="Descr"><text:span text:style-name="T69">Trigger event<text:tab/><text:tab/><text:tab/><text:tab/></text:span></text:span><text:span text:style-name="Descr_5f_FileFormatLimit"><text:span text:style-name="T207">(&gt;=</text:span></text:span><text:span text:style-name="Descr_5f_FileFormatLimit"><text:span text:style-name="T216">2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63">1532</text:p>
          </table:table-cell>
          <table:table-cell table:style-name="Таблица10.B2" office:value-type="string">
            <text:p text:style-name="P139"><text:span text:style-name="Descr_5f_dtype">(</text:span><text:span text:style-name="Descr_5f_dtype"><text:span text:style-name="T257">unsigned int</text:span></text:span><text:span text:style-name="Descr_5f_dtype">)</text:span><text:span text:style-name="Descr"><text:span text:style-name="T136"> </text:span></text:span><text:span text:style-name="Descr"><text:span text:style-name="T69">Start trigger event after x </text:span></text:span><text:span text:style-name="Descr"><text:span text:style-name="T103">[</text:span></text:span><text:span text:style-name="Descr"><text:span text:style-name="T69">sec*10</text:span></text:span><text:span text:style-name="Descr"><text:span text:style-name="T103">]. </text:span></text:span><text:span text:style-name="Descr"><text:span text:style-name="T137">i.e. </text:span></text:span><text:span text:style-name="Descr"><text:span text:style-name="T103">153,2 sec</text:span></text:span><text:span text:style-name="Descr_5f_FileFormatLimit"><text:span text:style-name="T207">(&gt;=</text:span></text:span><text:span text:style-name="Descr_5f_FileFormatLimit"><text:span text:style-name="T216">2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bool</text:span></text:span><text:span text:style-name="Descr_5f_dtype">)</text:span><text:span text:style-name="Descr"><text:span text:style-name="T136"> </text:span></text:span><text:span text:style-name="Descr"><text:span text:style-name="T105">No Smoke<text:tab/><text:tab/><text:tab/><text:tab/></text:span></text:span><text:span text:style-name="Descr_5f_FileFormatLimit"><text:span text:style-name="T207">(&gt;=</text:span></text:span><text:span text:style-name="Descr_5f_FileFormatLimit"><text:span text:style-name="T216">2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174">ALT-JUMP</text:span></text:span><text:span text:style-name="Descr"><text:span text:style-name="T69"> player control<text:tab/><text:tab/></text:span></text:span><text:span text:style-name="Descr_5f_FileFormatLimit"><text:span text:style-name="T207">(&gt;=</text:span></text:span><text:span text:style-name="Descr_5f_FileFormatLimit"><text:span text:style-name="T216">2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173">ALT-RUN</text:span></text:span><text:span text:style-name="Descr"><text:span text:style-name="T69"> player control<text:tab/><text:tab/></text:span></text:span><text:span text:style-name="Descr_5f_FileFormatLimit"><text:span text:style-name="T207">(&gt;=</text:span></text:span><text:span text:style-name="Descr_5f_FileFormatLimit"><text:span text:style-name="T216">2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169">DOWN</text:span></text:span><text:span text:style-name="Descr"><text:span text:style-name="T69"> player control<text:tab/><text:tab/><text:tab/><text:tab/></text:span></text:span><text:span text:style-name="Descr_5f_FileFormatLimit"><text:span text:style-name="T207">(&gt;=</text:span></text:span><text:span text:style-name="Descr_5f_FileFormatLimit"><text:span text:style-name="T216">2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175">DROP</text:span></text:span><text:span text:style-name="Descr"><text:span text:style-name="T69"> player control<text:tab/><text:tab/><text:tab/><text:tab/></text:span></text:span><text:span text:style-name="Descr_5f_FileFormatLimit"><text:span text:style-name="T207">(&gt;=</text:span></text:span><text:span text:style-name="Descr_5f_FileFormatLimit"><text:span text:style-name="T216">2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172">JUMP</text:span></text:span><text:span text:style-name="Descr"><text:span text:style-name="T69"> player control<text:tab/><text:tab/><text:tab/><text:tab/></text:span></text:span><text:span text:style-name="Descr_5f_FileFormatLimit"><text:span text:style-name="T207">(&gt;=</text:span></text:span><text:span text:style-name="Descr_5f_FileFormatLimit"><text:span text:style-name="T216">2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168">LEFT</text:span></text:span><text:span text:style-name="Descr"><text:span text:style-name="T69"> player control<text:tab/><text:tab/><text:tab/><text:tab/></text:span></text:span><text:span text:style-name="Descr_5f_FileFormatLimit"><text:span text:style-name="T207">(&gt;=</text:span></text:span><text:span text:style-name="Descr_5f_FileFormatLimit"><text:span text:style-name="T216">2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170">RIGHT</text:span></text:span><text:span text:style-name="Descr"><text:span text:style-name="T69"> player control<text:tab/><text:tab/><text:tab/><text:tab/></text:span></text:span><text:span text:style-name="Descr_5f_FileFormatLimit"><text:span text:style-name="T207">(&gt;=</text:span></text:span><text:span text:style-name="Descr_5f_FileFormatLimit"><text:span text:style-name="T216">2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171">RUN</text:span></text:span><text:span text:style-name="Descr"><text:span text:style-name="T69"> player control<text:tab/><text:tab/><text:tab/><text:tab/></text:span></text:span><text:span text:style-name="Descr_5f_FileFormatLimit"><text:span text:style-name="T207">(&gt;=</text:span></text:span><text:span text:style-name="Descr_5f_FileFormatLimit"><text:span text:style-name="T216">2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176">S</text:span></text:span><text:span text:style-name="Descr"><text:span text:style-name="T177">TART</text:span></text:span><text:span text:style-name="Descr"><text:span text:style-name="T69"> player control<text:tab/><text:tab/><text:tab/><text:tab/></text:span></text:span><text:span text:style-name="Descr_5f_FileFormatLimit"><text:span text:style-name="T207">(&gt;=</text:span></text:span><text:span text:style-name="Descr_5f_FileFormatLimit"><text:span text:style-name="T216">2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54">#FALSE#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166">UP</text:span></text:span><text:span text:style-name="Descr"><text:span text:style-name="T69"> player control<text:tab/><text:tab/><text:tab/><text:tab/></text:span></text:span><text:span text:style-name="Descr_5f_FileFormatLimit"><text:span text:style-name="T207">(&gt;=</text:span></text:span><text:span text:style-name="Descr_5f_FileFormatLimit"><text:span text:style-name="T216">28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bool</text:span></text:span><text:span text:style-name="Descr_5f_dtype">)</text:span><text:span text:style-name="Descr"><text:span text:style-name="T136"> </text:span></text:span><text:span text:style-name="Descr"><text:span text:style-name="T106">Auto </text:span></text:span><text:span text:style-name="Descr"><text:span text:style-name="T107">s</text:span></text:span><text:span text:style-name="Descr"><text:span text:style-name="T106">tart<text:tab/><text:tab/><text:tab/><text:tab/></text:span></text:span><text:span text:style-name="Descr_5f_FileFormatLimit"><text:span text:style-name="T207">(&gt;=</text:span></text:span><text:span text:style-name="Descr_5f_FileFormatLimit"><text:span text:style-name="T217">32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128"><text:span text:style-name="T69">"</text:span><text:span text:style-name="T148">MoveMe</text:span><text:span text:style-name="T69">"</text:span></text:p>
          </table:table-cell>
          <table:table-cell table:style-name="Таблица10.B2" office:value-type="string">
            <text:p text:style-name="P133"><text:span text:style-name="Descr_5f_dtype">(string)</text:span><text:span text:style-name="Descr"><text:span text:style-name="T136"> </text:span></text:span><text:span text:style-name="Descr"><text:span text:style-name="T69">Layer name for movement<text:tab/><text:tab/><text:tab/><text:tab/></text:span></text:span><text:span text:style-name="Descr_5f_FileFormatLimit"><text:span text:style-name="T207">(&gt;=</text:span></text:span><text:span text:style-name="Descr_5f_FileFormatLimit"><text:span text:style-name="T217">32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54">0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int</text:span></text:span><text:span text:style-name="Descr_5f_dtype">)</text:span><text:span text:style-name="Descr"><text:span text:style-name="T136"> </text:span></text:span><text:span text:style-name="Descr"><text:span text:style-name="T69">Layer moving speed – hori</text:span></text:span><text:span text:style-name="Descr"><text:span text:style-name="T104">z</text:span></text:span><text:span text:style-name="Descr"><text:span text:style-name="T69">ontal </text:span></text:span><text:span text:style-name="Descr"><text:span text:style-name="T122">(-Left/+Right)<text:tab/></text:span></text:span><text:span text:style-name="Descr_5f_FileFormatLimit"><text:span text:style-name="T207">(&gt;=</text:span></text:span><text:span text:style-name="Descr_5f_FileFormatLimit"><text:span text:style-name="T217">32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61">0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int</text:span></text:span><text:span text:style-name="Descr_5f_dtype">)</text:span><text:span text:style-name="Descr"><text:span text:style-name="T136"> </text:span></text:span><text:span text:style-name="Descr"><text:span text:style-name="T69">Layer moving speed – vertical </text:span></text:span><text:span text:style-name="Descr"><text:span text:style-name="T122">(</text:span></text:span><text:span text:style-name="Descr"><text:span text:style-name="T123">+Up/-Down</text:span></text:span><text:span text:style-name="Descr"><text:span text:style-name="T122">)<text:tab/></text:span></text:span><text:span text:style-name="Descr_5f_FileFormatLimit"><text:span text:style-name="T207">(&gt;=</text:span></text:span><text:span text:style-name="Descr_5f_FileFormatLimit"><text:span text:style-name="T217">32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62">0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int</text:span></text:span><text:span text:style-name="Descr_5f_dtype">)</text:span><text:span text:style-name="Descr"><text:span text:style-name="T136"> </text:span></text:span><text:span text:style-name="Descr"><text:span text:style-name="T69">Move screen </text:span></text:span><text:span text:style-name="Descr"><text:span text:style-name="T104">horizontal</text:span></text:span><text:span text:style-name="Descr"><text:span text:style-name="T69"> speed </text:span></text:span><text:span text:style-name="Descr"><text:span text:style-name="T122">(-Left/+Right)<text:tab/></text:span></text:span><text:span text:style-name="Descr_5f_FileFormatLimit"><text:span text:style-name="T207">(&gt;=</text:span></text:span><text:span text:style-name="Descr_5f_FileFormatLimit"><text:span text:style-name="T210">49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62">0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int</text:span></text:span><text:span text:style-name="Descr_5f_dtype">)</text:span><text:span text:style-name="Descr"><text:span text:style-name="T136"> </text:span></text:span><text:span text:style-name="Descr"><text:span text:style-name="T69">Move screen vertical speed </text:span></text:span><text:span text:style-name="Descr"><text:span text:style-name="T122">(</text:span></text:span><text:span text:style-name="Descr"><text:span text:style-name="T123">+Up/-Down</text:span></text:span><text:span text:style-name="Descr"><text:span text:style-name="T122">)<text:tab/></text:span></text:span><text:span text:style-name="Descr_5f_FileFormatLimit"><text:span text:style-name="T207">(&gt;=</text:span></text:span><text:span text:style-name="Descr_5f_FileFormatLimit"><text:span text:style-name="T210">49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A2" office:value-type="string">
            <text:p text:style-name="P54">0</text:p>
          </table:table-cell>
          <table:table-cell table:style-name="Таблица10.B2" office:value-type="string">
            <text:p text:style-name="P133"><text:span text:style-name="Descr_5f_dtype">(</text:span><text:span text:style-name="Descr_5f_dtype"><text:span text:style-name="T257">int</text:span></text:span><text:span text:style-name="Descr_5f_dtype">)</text:span><text:span text:style-name="Descr"><text:span text:style-name="T136"> </text:span></text:span><text:span text:style-name="Descr"><text:span text:style-name="T69">Scroll section x, (in file value is x-1)<text:tab/><text:tab/></text:span></text:span><text:span text:style-name="Descr_5f_FileFormatLimit"><text:span text:style-name="T207">(&gt;=</text:span></text:span><text:span text:style-name="Descr_5f_FileFormatLimit"><text:span text:style-name="T210">49</text:span></text:span><text:span text:style-name="Descr_5f_FileFormatLimit"><text:span text:style-name="T207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53"><text:span text:style-name="Descr_5f_loop"><text:span text:style-name="T69">(Loop end)</text:span></text:span></text:p>
          </table:table-cell>
          <table:covered-table-cell/>
        </table:table-row>
      </table:table>
      <text:p text:style-name="P15"/>
      <text:p text:style-name="P154">--End of file--</text:p>
      <text:p text:style-name="P14"><text:span text:style-name="Descr_5f_tt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7-05T23:47:09.440000000</dc:date>
    <meta:editing-duration>P2DT12H22M14S</meta:editing-duration>
    <meta:editing-cycles>592</meta:editing-cycles>
    <meta:generator>LibreOffice/4.2.4.2$Windows_x86 LibreOffice_project/63150712c6d317d27ce2db16eb94c2f3d7b699f8</meta:generator>
    <meta:document-statistic meta:table-count="10" meta:image-count="3" meta:object-count="1" meta:page-count="8" meta:paragraph-count="385" meta:word-count="1672" meta:character-count="9979" meta:non-whitespace-character-count="8621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X</mi>
                <mrow>
                  <mrow>
                    <mi>n</mi>
                    <mo stretchy="false">−</mo>
                    <mi mathvariant="italic">section</mi>
                  </mrow>
                </mrow>
              </msub>
              <mo stretchy="false">=</mo>
              <mrow>
                <msub>
                  <mi>X</mi>
                  <mrow>
                    <mi mathvariant="italic">absolute</mi>
                  </mrow>
                </msub>
                <mo stretchy="false">−</mo>
                <msub>
                  <mi>X</mi>
                  <mrow>
                    <mi mathvariant="italic">Current</mi>
                    <mi mathvariant="italic">section</mi>
                    <mi mathvariant="italic">center</mi>
                  </mrow>
                </msub>
              </mrow>
            </mrow>
          </mrow>
        </mtd>
      </mtr>
      <mtr>
        <mtd>
          <mrow>
            <mrow>
              <msub>
                <mi>Y</mi>
                <mrow>
                  <mrow>
                    <mi>n</mi>
                    <mo stretchy="false">−</mo>
                    <mi mathvariant="italic">section</mi>
                  </mrow>
                </mrow>
              </msub>
              <mo stretchy="false">=</mo>
              <mrow>
                <msub>
                  <mi>Y</mi>
                  <mrow>
                    <mi mathvariant="italic">absolute</mi>
                  </mrow>
                </msub>
                <mo stretchy="false">−</mo>
                <msub>
                  <mi>Y</mi>
                  <mrow>
                    <mi mathvariant="italic">Current</mi>
                    <mi mathvariant="italic">section</mi>
                    <mi mathvariant="italic">center</mi>
                  </mrow>
                </msub>
              </mrow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